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line-height-at-least="0.2916in"/>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P2"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P3" style:parent-style-name="Normal" style:family="paragraph">
      <style:paragraph-properties style:text-autospace="none" fo:margin-bottom="0in" fo:line-height="100%"/>
      <style:text-properties style:font-name-complex="Calibri" style:letter-kerning="false" fo:language="en" fo:hyphenate="true"/>
    </style:style>
    <style:style style:name="P4" style:parent-style-name="Normal" style:family="paragraph">
      <style:paragraph-properties style:text-autospace="none" fo:margin-bottom="0in" fo:line-height="100%"/>
      <style:text-properties style:font-name-complex="Calibri" style:letter-kerning="false" fo:language="en" fo:hyphenate="true"/>
    </style:style>
    <style:style style:name="P5" style:parent-style-name="Normal" style:family="paragraph">
      <style:paragraph-properties style:text-autospace="none" fo:margin-bottom="0in" fo:line-height="100%"/>
      <style:text-properties style:font-name-complex="Calibri" style:letter-kerning="false" fo:language="en" fo:hyphenate="true"/>
    </style:style>
    <style:style style:name="P6" style:parent-style-name="Normal" style:family="paragraph">
      <style:paragraph-properties style:text-autospace="none" fo:margin-bottom="0in" fo:line-height="100%"/>
      <style:text-properties style:font-name-complex="Calibri" style:letter-kerning="false" fo:language="en" fo:hyphenate="true"/>
    </style:style>
    <style:style style:name="P7" style:parent-style-name="Normal" style:family="paragraph">
      <style:paragraph-properties style:text-autospace="none" fo:margin-bottom="0in" fo:line-height="100%"/>
      <style:text-properties style:font-name-complex="Calibri" style:letter-kerning="false" fo:language="en" fo:hyphenate="true"/>
    </style:style>
    <style:style style:name="P8" style:parent-style-name="Normal" style:family="paragraph">
      <style:paragraph-properties style:text-autospace="none" fo:margin-bottom="0in" fo:line-height="100%"/>
      <style:text-properties style:font-name-complex="Calibri" style:letter-kerning="false" fo:language="en" fo:hyphenate="true"/>
    </style:style>
    <style:style style:name="P9" style:parent-style-name="Normal" style:family="paragraph">
      <style:paragraph-properties style:text-autospace="none" fo:margin-bottom="0in" fo:line-height="100%"/>
      <style:text-properties style:font-name-complex="Calibri" style:letter-kerning="false" fo:language="en" fo:hyphenate="true"/>
    </style:style>
    <style:style style:name="P10"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11"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12" style:parent-style-name="Normal" style:family="paragraph">
      <style:paragraph-properties fo:margin-bottom="0in" style:line-height-at-least="0.2916in"/>
    </style:style>
    <style:style style:name="T13" style:parent-style-name="DefaultParagraphFont" style:family="text">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T14" style:parent-style-name="DefaultParagraphFont" style:family="text">
      <style:text-properties style:font-name="Roboto" style:font-name-asian="Times New Roman" fo:color="#111111" style:letter-kerning="false" fo:font-size="14pt" style:font-size-asian="14pt" style:font-size-complex="12pt" style:language-asian="en" style:country-asian="GB"/>
    </style:style>
    <style:style style:name="P15"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16" style:parent-style-name="Normal" style:family="paragraph">
      <style:paragraph-properties style:text-autospace="none" fo:margin-bottom="0in" fo:line-height="100%"/>
      <style:text-properties style:font-name-complex="Calibri" style:letter-kerning="false" fo:language="en" fo:hyphenate="true"/>
    </style:style>
    <style:style style:name="P17" style:parent-style-name="Normal" style:family="paragraph">
      <style:paragraph-properties style:text-autospace="none" fo:margin-bottom="0in" fo:line-height="100%"/>
      <style:text-properties style:font-name-complex="Calibri" style:letter-kerning="false" fo:language="en" fo:hyphenate="true"/>
    </style:style>
    <style:style style:name="P18" style:parent-style-name="Normal" style:family="paragraph">
      <style:paragraph-properties style:text-autospace="none" fo:margin-bottom="0in" fo:line-height="100%"/>
      <style:text-properties style:font-name-complex="Calibri" style:letter-kerning="false" fo:language="en" fo:hyphenate="true"/>
    </style:style>
    <style:style style:name="P19" style:parent-style-name="Normal" style:family="paragraph">
      <style:paragraph-properties style:text-autospace="none" fo:margin-bottom="0in" fo:line-height="100%"/>
      <style:text-properties style:font-name-complex="Calibri" style:letter-kerning="false" fo:language="en" fo:hyphenate="true"/>
    </style:style>
    <style:style style:name="P20" style:parent-style-name="Normal" style:family="paragraph">
      <style:paragraph-properties style:text-autospace="none" fo:margin-bottom="0in" fo:line-height="100%"/>
      <style:text-properties style:font-name-complex="Calibri" style:letter-kerning="false" fo:language="en" fo:hyphenate="true"/>
    </style:style>
    <style:style style:name="P21" style:parent-style-name="Normal" style:family="paragraph">
      <style:paragraph-properties style:text-autospace="none" fo:margin-bottom="0in" fo:line-height="100%"/>
      <style:text-properties style:font-name-complex="Calibri" style:letter-kerning="false" fo:language="en" fo:hyphenate="true"/>
    </style:style>
    <style:style style:name="P22" style:parent-style-name="Normal" style:family="paragraph">
      <style:paragraph-properties style:text-autospace="none" fo:margin-bottom="0in" fo:line-height="100%"/>
      <style:text-properties style:font-name-complex="Calibri" style:letter-kerning="false" fo:language="en" fo:hyphenate="true"/>
    </style:style>
    <style:style style:name="P23" style:parent-style-name="Normal" style:family="paragraph">
      <style:paragraph-properties style:text-autospace="none" fo:margin-bottom="0in" fo:line-height="100%"/>
      <style:text-properties style:font-name-complex="Calibri" style:letter-kerning="false" fo:language="en" fo:hyphenate="true"/>
    </style:style>
    <style:style style:name="P24" style:parent-style-name="Normal" style:family="paragraph">
      <style:paragraph-properties style:text-autospace="none" fo:margin-bottom="0in" fo:line-height="100%"/>
      <style:text-properties style:font-name-complex="Calibri" style:letter-kerning="false" fo:language="en" fo:hyphenate="true"/>
    </style:style>
    <style:style style:name="P25"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6" style:parent-style-name="Normal" style:family="paragraph">
      <style:paragraph-properties fo:margin-bottom="0in" style:line-height-at-least="0.2916in"/>
    </style:style>
    <style:style style:name="T27" style:parent-style-name="DefaultParagraphFont" style:family="text">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T28" style:parent-style-name="DefaultParagraphFont" style:family="text">
      <style:text-properties style:font-name="Roboto" style:font-name-asian="Times New Roman" fo:color="#111111" style:letter-kerning="false" fo:font-size="14pt" style:font-size-asian="14pt" style:font-size-complex="12pt" style:language-asian="en" style:country-asian="GB"/>
    </style:style>
    <style:style style:name="P29"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30" style:parent-style-name="Normal" style:family="paragraph">
      <style:paragraph-properties style:text-autospace="none" fo:margin-bottom="0in" fo:line-height="100%"/>
      <style:text-properties fo:hyphenate="true"/>
    </style:style>
    <style:style style:name="T31" style:parent-style-name="DefaultParagraphFont" style:family="text">
      <style:text-properties style:font-name-complex="Calibri" fo:font-weight="bold" style:font-weight-asian="bold" style:letter-kerning="false" fo:font-size="12pt" style:font-size-asian="12pt" fo:language="en"/>
    </style:style>
    <style:style style:name="T32" style:parent-style-name="DefaultParagraphFont" style:family="text">
      <style:text-properties style:font-name-complex="Calibri" style:letter-kerning="false" fo:font-size="12pt" style:font-size-asian="12pt" fo:language="en"/>
    </style:style>
    <style:style style:name="T33" style:parent-style-name="DefaultParagraphFont" style:family="text">
      <style:text-properties style:font-name-complex="Calibri" style:letter-kerning="false" fo:language="en"/>
    </style:style>
    <style:style style:name="P34" style:parent-style-name="Normal" style:family="paragraph">
      <style:paragraph-properties style:text-autospace="none" fo:margin-bottom="0in" fo:line-height="100%"/>
      <style:text-properties style:font-name-complex="Calibri" style:letter-kerning="false" fo:language="en" fo:hyphenate="true"/>
    </style:style>
    <style:style style:name="P35" style:parent-style-name="Normal" style:family="paragraph">
      <style:paragraph-properties style:text-autospace="none" fo:margin-bottom="0in" fo:line-height="100%"/>
      <style:text-properties style:font-name-complex="Calibri" fo:font-weight="bold" style:font-weight-asian="bold" style:letter-kerning="false" fo:font-size="12pt" style:font-size-asian="12pt" fo:language="en" fo:hyphenate="true"/>
    </style:style>
    <style:style style:name="P36" style:parent-style-name="Normal" style:family="paragraph">
      <style:paragraph-properties style:text-autospace="none" fo:margin-bottom="0in" fo:line-height="100%"/>
      <style:text-properties style:font-name-complex="Calibri" style:letter-kerning="false" fo:language="en" fo:hyphenate="true"/>
    </style:style>
    <style:style style:name="P37"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38" style:parent-style-name="Normal" style:family="paragraph">
      <style:paragraph-properties style:text-autospace="none" fo:margin-bottom="0in" fo:line-height="100%"/>
      <style:text-properties style:font-name-complex="Calibri" style:letter-kerning="false" fo:language="en" fo:hyphenate="true"/>
    </style:style>
    <style:style style:name="P39" style:parent-style-name="Normal" style:family="paragraph">
      <style:paragraph-properties style:text-autospace="none" fo:margin-bottom="0in" fo:line-height="100%"/>
      <style:text-properties style:font-name-complex="Calibri" style:letter-kerning="false" fo:language="en" fo:hyphenate="true"/>
    </style:style>
    <style:style style:name="P40" style:parent-style-name="Normal" style:family="paragraph">
      <style:paragraph-properties style:text-autospace="none" fo:margin-bottom="0in" fo:line-height="100%"/>
      <style:text-properties style:font-name-complex="Calibri" style:letter-kerning="false" fo:language="en" fo:hyphenate="true"/>
    </style:style>
    <style:style style:name="P41" style:parent-style-name="Normal" style:family="paragraph">
      <style:paragraph-properties style:text-autospace="none" fo:margin-bottom="0in" fo:line-height="100%"/>
      <style:text-properties style:font-name-complex="Calibri" style:letter-kerning="false" fo:language="en" fo:hyphenate="true"/>
    </style:style>
    <style:style style:name="P42"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43" style:parent-style-name="Normal" style:family="paragraph">
      <style:paragraph-properties style:text-autospace="none" fo:margin-bottom="0in" fo:line-height="100%"/>
      <style:text-properties style:font-name-complex="Calibri" style:letter-kerning="false" fo:language="en" fo:hyphenate="true"/>
    </style:style>
    <style:style style:name="P44" style:parent-style-name="Normal" style:family="paragraph">
      <style:paragraph-properties style:text-autospace="none" fo:margin-bottom="0in" fo:line-height="100%"/>
      <style:text-properties style:font-name-complex="Calibri" style:letter-kerning="false" fo:language="en" fo:hyphenate="true"/>
    </style:style>
    <style:style style:name="P45" style:parent-style-name="Normal" style:family="paragraph">
      <style:paragraph-properties style:text-autospace="none" fo:margin-bottom="0in" fo:line-height="100%"/>
      <style:text-properties style:font-name-complex="Calibri" style:letter-kerning="false" fo:language="en" fo:hyphenate="true"/>
    </style:style>
    <style:style style:name="P46" style:parent-style-name="Normal" style:family="paragraph">
      <style:paragraph-properties style:text-autospace="none" fo:margin-bottom="0in" fo:line-height="100%"/>
      <style:text-properties style:font-name-complex="Calibri" style:letter-kerning="false" fo:language="en" fo:hyphenate="true"/>
    </style:style>
    <style:style style:name="P47" style:parent-style-name="Normal" style:family="paragraph">
      <style:paragraph-properties style:text-autospace="none" fo:margin-bottom="0in" fo:line-height="100%"/>
      <style:text-properties style:font-name-complex="Calibri" style:letter-kerning="false" fo:language="en" fo:hyphenate="true"/>
    </style:style>
    <style:style style:name="P48"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49" style:parent-style-name="Normal" style:family="paragraph">
      <style:paragraph-properties style:text-autospace="none" fo:margin-bottom="0in" fo:line-height="100%"/>
      <style:text-properties style:font-name-complex="Calibri" style:letter-kerning="false" fo:language="en" fo:hyphenate="true"/>
    </style:style>
    <style:style style:name="P50" style:parent-style-name="Normal" style:family="paragraph">
      <style:paragraph-properties style:text-autospace="none" fo:margin-bottom="0in" fo:line-height="100%"/>
      <style:text-properties style:font-name-complex="Calibri" style:letter-kerning="false" fo:language="en" fo:hyphenate="true"/>
    </style:style>
    <style:style style:name="P51" style:parent-style-name="Normal" style:family="paragraph">
      <style:paragraph-properties style:text-autospace="none" fo:margin-bottom="0in" fo:line-height="100%"/>
      <style:text-properties style:font-name-complex="Calibri" style:letter-kerning="false" fo:language="en" fo:hyphenate="true"/>
    </style:style>
    <style:style style:name="P52" style:parent-style-name="Normal" style:family="paragraph">
      <style:paragraph-properties style:text-autospace="none" fo:margin-bottom="0in" fo:line-height="100%"/>
      <style:text-properties style:font-name-complex="Calibri" style:letter-kerning="false" fo:language="en" fo:hyphenate="true"/>
    </style:style>
    <style:style style:name="P53"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54" style:parent-style-name="Normal" style:family="paragraph">
      <style:paragraph-properties style:text-autospace="none" fo:margin-bottom="0in" fo:line-height="100%"/>
      <style:text-properties style:font-name-complex="Calibri" style:letter-kerning="false" fo:language="en" fo:hyphenate="true"/>
    </style:style>
    <style:style style:name="P55" style:parent-style-name="Normal" style:family="paragraph">
      <style:paragraph-properties style:text-autospace="none" fo:margin-bottom="0in" fo:line-height="100%"/>
      <style:text-properties style:font-name-complex="Calibri" style:letter-kerning="false" fo:language="en" fo:hyphenate="true"/>
    </style:style>
    <style:style style:name="P56" style:parent-style-name="Normal" style:family="paragraph">
      <style:paragraph-properties style:text-autospace="none" fo:margin-bottom="0in" fo:line-height="100%"/>
      <style:text-properties style:font-name-complex="Calibri" style:letter-kerning="false" fo:language="en" fo:hyphenate="true"/>
    </style:style>
    <style:style style:name="P57" style:parent-style-name="Normal" style:family="paragraph">
      <style:paragraph-properties style:text-autospace="none" fo:margin-bottom="0in" fo:line-height="100%"/>
      <style:text-properties style:font-name-complex="Calibri" style:letter-kerning="false" fo:language="en" fo:hyphenate="true"/>
    </style:style>
    <style:style style:name="P58" style:parent-style-name="Normal" style:family="paragraph">
      <style:paragraph-properties fo:margin-bottom="0in" fo:line-height="100%"/>
      <style:text-properties style:font-name="Roboto" style:font-name-asian="Times New Roman" fo:font-weight="bold" style:font-weight-asian="bold" fo:color="#111111" style:letter-kerning="false" style:font-size-complex="12pt" style:language-asian="en" style:country-asian="GB"/>
    </style:style>
    <style:style style:name="P59" style:parent-style-name="Normal" style:family="paragraph">
      <style:paragraph-properties fo:margin-bottom="0in" fo:line-height="100%"/>
      <style:text-properties style:font-name="Roboto" style:font-name-asian="Times New Roman" fo:font-weight="bold" style:font-weight-asian="bold" fo:color="#111111" style:letter-kerning="false" style:font-size-complex="12pt" style:language-asian="en" style:country-asian="GB"/>
    </style:style>
    <style:style style:name="P60" style:parent-style-name="Normal" style:family="paragraph">
      <style:paragraph-properties fo:margin-bottom="0in" fo:line-height="100%"/>
      <style:text-properties style:font-name="Calibri" style:font-name-asian="Times New Roman" style:font-name-complex="Calibri" fo:color="#111111" style:letter-kerning="false" style:font-size-complex="12pt" style:language-asian="en" style:country-asian="GB"/>
    </style:style>
    <style:style style:name="P61" style:parent-style-name="Normal" style:family="paragraph">
      <style:paragraph-properties fo:margin-bottom="0in" fo:line-height="100%"/>
      <style:text-properties style:font-name="Calibri" style:font-name-asian="Times New Roman" style:font-name-complex="Calibri" fo:color="#111111" style:letter-kerning="false" style:font-size-complex="12pt" style:language-asian="en" style:country-asian="GB"/>
    </style:style>
    <style:style style:name="P62" style:parent-style-name="Normal" style:family="paragraph">
      <style:paragraph-properties fo:margin-bottom="0in" fo:line-height="100%"/>
      <style:text-properties style:font-name="Calibri" style:font-name-asian="Times New Roman" style:font-name-complex="Calibri" fo:color="#111111" style:letter-kerning="false" style:font-size-complex="12pt" style:language-asian="en" style:country-asian="GB"/>
    </style:style>
    <style:style style:name="P63" style:parent-style-name="Normal" style:family="paragraph">
      <style:paragraph-properties fo:margin-bottom="0in" fo:line-height="100%"/>
      <style:text-properties style:font-name="Calibri" style:font-name-asian="Times New Roman" style:font-name-complex="Calibri" fo:font-weight="bold" style:font-weight-asian="bold" fo:color="#111111" style:letter-kerning="false" style:font-size-complex="12pt" style:language-asian="en" style:country-asian="GB"/>
    </style:style>
    <style:style style:name="P64" style:parent-style-name="Normal" style:family="paragraph">
      <style:paragraph-properties fo:margin-bottom="0in" fo:line-height="100%"/>
      <style:text-properties style:font-name="Calibri" style:font-name-asian="Times New Roman" style:font-name-complex="Calibri" fo:color="#111111" style:letter-kerning="false" style:font-size-complex="12pt" style:language-asian="en" style:country-asian="GB"/>
    </style:style>
    <style:style style:name="P65" style:parent-style-name="Normal" style:family="paragraph">
      <style:paragraph-properties fo:margin-bottom="0in" fo:line-height="100%"/>
    </style:style>
    <style:style style:name="T66" style:parent-style-name="DefaultParagraphFont" style:family="text">
      <style:text-properties style:font-name="Calibri" style:font-name-asian="Times New Roman" style:font-name-complex="Calibri" fo:color="#111111" style:letter-kerning="false" style:font-size-complex="12pt" style:language-asian="en" style:country-asian="GB"/>
    </style:style>
    <style:style style:name="T67" style:parent-style-name="DefaultParagraphFont" style:family="text">
      <style:text-properties style:font-name="Calibri" style:font-name-asian="Times New Roman" style:font-name-complex="Calibri" fo:color="#111111" style:letter-kerning="false" fo:font-size="12pt" style:font-size-asian="12pt" style:font-size-complex="12pt" style:language-asian="en" style:country-asian="GB"/>
    </style:style>
    <style:style style:name="P68" style:parent-style-name="Normal" style:family="paragraph">
      <style:paragraph-properties fo:margin-bottom="0in" style:line-height-at-least="0.2916in"/>
      <style:text-properties style:font-name="Calibri" style:font-name-asian="Times New Roman" style:font-name-complex="Calibri" fo:color="#111111" style:letter-kerning="false" fo:font-size="12pt" style:font-size-asian="12pt" style:font-size-complex="12pt" style:language-asian="en" style:country-asian="GB"/>
    </style:style>
    <style:style style:name="P69"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70"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P71"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P72" style:parent-style-name="Normal" style:family="paragraph">
      <style:paragraph-properties style:text-autospace="none" fo:margin-bottom="0in" fo:line-height="100%"/>
      <style:text-properties style:font-name-complex="Calibri" fo:font-weight="bold" style:font-weight-asian="bold" style:letter-kerning="false" fo:font-size="12pt" style:font-size-asian="12pt" fo:language="en" fo:hyphenate="true"/>
    </style:style>
    <style:style style:name="P73" style:parent-style-name="Normal" style:family="paragraph">
      <style:paragraph-properties style:text-autospace="none" fo:margin-bottom="0in" fo:line-height="100%"/>
      <style:text-properties style:font-name-complex="Calibri" style:letter-kerning="false" fo:language="en" fo:hyphenate="true"/>
    </style:style>
    <style:style style:name="P74" style:parent-style-name="Normal" style:family="paragraph">
      <style:paragraph-properties style:text-autospace="none" fo:margin-bottom="0in" fo:line-height="100%"/>
      <style:text-properties style:font-name-complex="Calibri" style:letter-kerning="false" fo:language="en" fo:hyphenate="true"/>
    </style:style>
    <style:style style:name="P75" style:parent-style-name="Normal" style:family="paragraph">
      <style:paragraph-properties style:text-autospace="none" fo:margin-bottom="0in" fo:line-height="100%"/>
      <style:text-properties style:font-name-complex="Calibri" fo:font-weight="bold" style:font-weight-asian="bold" style:letter-kerning="false" fo:font-size="12pt" style:font-size-asian="12pt" fo:language="en" fo:hyphenate="true"/>
    </style:style>
    <style:style style:name="P76" style:parent-style-name="Normal" style:family="paragraph">
      <style:paragraph-properties style:text-autospace="none" fo:margin-bottom="0in" fo:line-height="100%"/>
      <style:text-properties style:font-name-complex="Calibri" style:letter-kerning="false" fo:language="en" fo:hyphenate="true"/>
    </style:style>
    <style:style style:name="P77" style:parent-style-name="Normal" style:family="paragraph">
      <style:paragraph-properties style:text-autospace="none" fo:margin-bottom="0in" fo:line-height="100%"/>
      <style:text-properties style:font-name-complex="Calibri" style:letter-kerning="false" fo:language="en" fo:hyphenate="true"/>
    </style:style>
    <style:style style:name="P78" style:parent-style-name="Normal" style:family="paragraph">
      <style:paragraph-properties style:text-autospace="none" fo:margin-bottom="0in" fo:line-height="100%"/>
      <style:text-properties style:font-name-complex="Calibri" fo:font-weight="bold" style:font-weight-asian="bold" style:letter-kerning="false" fo:font-size="12pt" style:font-size-asian="12pt" fo:language="en" fo:hyphenate="true"/>
    </style:style>
    <style:style style:name="P79" style:parent-style-name="Normal" style:family="paragraph">
      <style:paragraph-properties style:text-autospace="none" fo:margin-bottom="0in" fo:line-height="100%"/>
      <style:text-properties style:font-name-complex="Calibri" style:letter-kerning="false" fo:language="en" fo:hyphenate="true"/>
    </style:style>
    <style:style style:name="P80" style:parent-style-name="Normal" style:family="paragraph">
      <style:paragraph-properties style:text-autospace="none" fo:margin-bottom="0in" fo:line-height="100%"/>
      <style:text-properties style:font-name-complex="Calibri" style:letter-kerning="false" fo:language="en" fo:hyphenate="true"/>
    </style:style>
    <style:style style:name="P81" style:parent-style-name="Normal" style:family="paragraph">
      <style:paragraph-properties style:text-autospace="none" fo:margin-bottom="0in" fo:line-height="100%"/>
      <style:text-properties style:font-name-complex="Calibri" fo:font-weight="bold" style:font-weight-asian="bold" style:letter-kerning="false" fo:font-size="12pt" style:font-size-asian="12pt" fo:language="en" fo:hyphenate="true"/>
    </style:style>
    <style:style style:name="P82" style:parent-style-name="Normal" style:family="paragraph">
      <style:paragraph-properties style:text-autospace="none" fo:margin-bottom="0in" fo:line-height="100%"/>
      <style:text-properties style:font-name-complex="Calibri" style:letter-kerning="false" fo:language="en" fo:hyphenate="true"/>
    </style:style>
    <style:style style:name="P83" style:parent-style-name="Normal" style:family="paragraph">
      <style:paragraph-properties style:text-autospace="none" fo:margin-bottom="0in" fo:line-height="100%"/>
      <style:text-properties style:font-name-complex="Calibri" style:letter-kerning="false" fo:language="en" fo:hyphenate="true"/>
    </style:style>
    <style:style style:name="P84" style:parent-style-name="Normal" style:family="paragraph">
      <style:paragraph-properties style:text-autospace="none" fo:margin-bottom="0in" fo:line-height="100%"/>
      <style:text-properties style:font-name-complex="Calibri" fo:font-weight="bold" style:font-weight-asian="bold" style:letter-kerning="false" fo:font-size="12pt" style:font-size-asian="12pt" fo:language="en" fo:hyphenate="true"/>
    </style:style>
    <style:style style:name="P85" style:parent-style-name="Normal" style:family="paragraph">
      <style:paragraph-properties style:text-autospace="none" fo:margin-bottom="0in" fo:line-height="100%"/>
      <style:text-properties style:font-name-complex="Calibri" style:letter-kerning="false" fo:language="en" fo:hyphenate="true"/>
    </style:style>
    <style:style style:name="P86"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P87" style:parent-style-name="Normal" style:family="paragraph">
      <style:paragraph-properties fo:margin-bottom="0in" style:line-height-at-least="0.2916in"/>
    </style:style>
    <style:style style:name="T88" style:parent-style-name="DefaultParagraphFont" style:family="text">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T89" style:parent-style-name="DefaultParagraphFont" style:family="text">
      <style:text-properties style:font-name="Roboto" style:font-name-asian="Times New Roman" fo:color="#111111" style:letter-kerning="false" fo:font-size="14pt" style:font-size-asian="14pt" style:font-size-complex="12pt" style:language-asian="en" style:country-asian="GB"/>
    </style:style>
    <style:style style:name="P90" style:parent-style-name="Normal" style:family="paragraph">
      <style:paragraph-properties fo:margin-bottom="0in" style:line-height-at-least="0.2916in"/>
      <style:text-properties style:font-name="Roboto" style:font-name-asian="Times New Roman" fo:color="#111111" style:letter-kerning="false" fo:font-size="14pt" style:font-size-asian="14pt" style:font-size-complex="12pt" style:language-asian="en" style:country-asian="GB"/>
    </style:style>
    <style:style style:name="P91" style:parent-style-name="Normal" style:family="paragraph">
      <style:paragraph-properties style:text-autospace="none" fo:margin-bottom="0in" fo:line-height="100%"/>
      <style:text-properties style:font-name-complex="Calibri" style:letter-kerning="false" fo:language="en" fo:hyphenate="true"/>
    </style:style>
    <style:style style:name="P92" style:parent-style-name="Normal" style:family="paragraph">
      <style:paragraph-properties style:text-autospace="none" fo:margin-bottom="0in" fo:line-height="100%"/>
      <style:text-properties style:font-name-complex="Calibri" style:letter-kerning="false" fo:language="en" fo:hyphenate="true"/>
    </style:style>
    <style:style style:name="P93"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94" style:parent-style-name="Normal" style:family="paragraph">
      <style:paragraph-properties style:text-autospace="none" fo:margin-bottom="0in" fo:line-height="100%"/>
      <style:text-properties style:font-name-complex="Calibri" style:letter-kerning="false" fo:language="en" fo:hyphenate="true"/>
    </style:style>
    <style:style style:name="P95" style:parent-style-name="Normal" style:family="paragraph">
      <style:paragraph-properties style:text-autospace="none" fo:margin-bottom="0in" fo:line-height="100%"/>
      <style:text-properties style:font-name-complex="Calibri" style:letter-kerning="false" fo:language="en" fo:hyphenate="true"/>
    </style:style>
    <style:style style:name="P96" style:parent-style-name="Normal" style:family="paragraph">
      <style:paragraph-properties style:text-autospace="none" fo:margin-bottom="0in" fo:line-height="100%"/>
      <style:text-properties style:font-name-complex="Calibri" style:letter-kerning="false" fo:language="en" fo:hyphenate="true"/>
    </style:style>
    <style:style style:name="P97"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98" style:parent-style-name="Normal" style:family="paragraph">
      <style:paragraph-properties style:text-autospace="none" fo:margin-bottom="0in" fo:line-height="100%"/>
      <style:text-properties style:font-name-complex="Calibri" style:letter-kerning="false" fo:language="en" fo:hyphenate="true"/>
    </style:style>
    <style:style style:name="P99" style:parent-style-name="Normal" style:family="paragraph">
      <style:paragraph-properties style:text-autospace="none" fo:margin-bottom="0in" fo:line-height="100%"/>
      <style:text-properties style:font-name-complex="Calibri" style:letter-kerning="false" fo:language="en" fo:hyphenate="true"/>
    </style:style>
    <style:style style:name="P100" style:parent-style-name="Normal" style:family="paragraph">
      <style:paragraph-properties style:text-autospace="none" fo:margin-bottom="0in" fo:line-height="100%"/>
      <style:text-properties style:font-name-complex="Calibri" style:letter-kerning="false" fo:language="en" fo:hyphenate="true"/>
    </style:style>
    <style:style style:name="P101"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02" style:parent-style-name="Normal" style:family="paragraph">
      <style:paragraph-properties style:text-autospace="none" fo:margin-bottom="0in" fo:line-height="100%"/>
      <style:text-properties style:font-name-complex="Calibri" style:letter-kerning="false" fo:language="en" fo:hyphenate="true"/>
    </style:style>
    <style:style style:name="P103" style:parent-style-name="Normal" style:family="paragraph">
      <style:paragraph-properties style:text-autospace="none" fo:margin-bottom="0in" fo:line-height="100%"/>
      <style:text-properties style:font-name-complex="Calibri" style:letter-kerning="false" fo:language="en" fo:hyphenate="true"/>
    </style:style>
    <style:style style:name="P104" style:parent-style-name="Normal" style:family="paragraph">
      <style:paragraph-properties style:text-autospace="none" fo:margin-bottom="0in" fo:line-height="100%"/>
      <style:text-properties style:font-name-complex="Calibri" style:letter-kerning="false" fo:language="en" fo:hyphenate="true"/>
    </style:style>
    <style:style style:name="P105"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06" style:parent-style-name="Normal" style:family="paragraph">
      <style:paragraph-properties style:text-autospace="none" fo:margin-bottom="0in" fo:line-height="100%"/>
      <style:text-properties style:font-name-complex="Calibri" style:letter-kerning="false" fo:language="en" fo:hyphenate="true"/>
    </style:style>
    <style:style style:name="P107" style:parent-style-name="Normal" style:family="paragraph">
      <style:paragraph-properties style:text-autospace="none" fo:margin-bottom="0in" fo:line-height="100%"/>
      <style:text-properties style:font-name-complex="Calibri" style:letter-kerning="false" fo:language="en" fo:hyphenate="true"/>
    </style:style>
    <style:style style:name="P108" style:parent-style-name="Normal" style:family="paragraph">
      <style:paragraph-properties style:text-autospace="none" fo:margin-bottom="0in" fo:line-height="100%"/>
      <style:text-properties style:font-name-complex="Calibri" style:letter-kerning="false" fo:language="en" fo:hyphenate="true"/>
    </style:style>
    <style:style style:name="P109"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10" style:parent-style-name="Normal" style:family="paragraph">
      <style:paragraph-properties style:text-autospace="none" fo:margin-bottom="0in" fo:line-height="100%"/>
      <style:text-properties style:font-name-complex="Calibri" style:letter-kerning="false" fo:language="en" fo:hyphenate="true"/>
    </style:style>
    <style:style style:name="P111" style:parent-style-name="Normal" style:family="paragraph">
      <style:paragraph-properties style:text-autospace="none" fo:margin-bottom="0in" fo:line-height="100%"/>
      <style:text-properties style:font-name-complex="Calibri" style:letter-kerning="false" fo:language="en" fo:hyphenate="true"/>
    </style:style>
    <style:style style:name="P112" style:parent-style-name="Normal" style:family="paragraph">
      <style:paragraph-properties style:text-autospace="none" fo:margin-bottom="0in" fo:line-height="100%"/>
      <style:text-properties style:font-name-complex="Calibri" style:letter-kerning="false" fo:language="en" fo:hyphenate="true"/>
    </style:style>
    <style:style style:name="P113"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14" style:parent-style-name="Normal" style:family="paragraph">
      <style:paragraph-properties style:text-autospace="none" fo:margin-bottom="0in" fo:line-height="100%"/>
      <style:text-properties style:font-name-complex="Calibri" style:letter-kerning="false" fo:language="en" fo:hyphenate="true"/>
    </style:style>
    <style:style style:name="P115" style:parent-style-name="Normal" style:family="paragraph">
      <style:paragraph-properties style:text-autospace="none" fo:margin-bottom="0in" fo:line-height="100%"/>
      <style:text-properties style:font-name-complex="Calibri" style:letter-kerning="false" fo:language="en" fo:hyphenate="true"/>
    </style:style>
    <style:style style:name="P116" style:parent-style-name="Normal" style:family="paragraph">
      <style:paragraph-properties style:text-autospace="none" fo:margin-bottom="0in" fo:line-height="100%"/>
      <style:text-properties style:font-name-complex="Calibri" style:letter-kerning="false" fo:language="en" fo:hyphenate="true"/>
    </style:style>
    <style:style style:name="P117"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18"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19" style:parent-style-name="Normal" style:family="paragraph">
      <style:paragraph-properties style:text-autospace="none" fo:margin-bottom="0in" fo:line-height="100%"/>
      <style:text-properties style:font-name-complex="Calibri" style:letter-kerning="false" fo:language="en" fo:hyphenate="true"/>
    </style:style>
    <style:style style:name="P120" style:parent-style-name="Normal" style:family="paragraph">
      <style:paragraph-properties style:text-autospace="none" fo:margin-bottom="0in" fo:line-height="100%"/>
      <style:text-properties style:font-name-complex="Calibri" style:letter-kerning="false" fo:language="en" fo:hyphenate="true"/>
    </style:style>
    <style:style style:name="P121"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22"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23" style:parent-style-name="Normal" style:family="paragraph">
      <style:paragraph-properties style:text-autospace="none" fo:margin-bottom="0in" fo:line-height="100%"/>
      <style:text-properties style:font-name-complex="Calibri" style:letter-kerning="false" fo:language="en" fo:hyphenate="true"/>
    </style:style>
    <style:style style:name="P124" style:parent-style-name="Normal" style:family="paragraph">
      <style:paragraph-properties style:text-autospace="none" fo:margin-bottom="0in" fo:line-height="100%"/>
      <style:text-properties style:font-name-complex="Calibri" style:letter-kerning="false" fo:language="en" fo:hyphenate="true"/>
    </style:style>
    <style:style style:name="P125"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126" style:parent-style-name="Normal" style:family="paragraph">
      <style:paragraph-properties fo:margin-bottom="0in" style:line-height-at-least="0.2916in"/>
    </style:style>
    <style:style style:name="T127" style:parent-style-name="DefaultParagraphFont" style:family="text">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T128" style:parent-style-name="DefaultParagraphFont" style:family="text">
      <style:text-properties style:font-name="Roboto" style:font-name-asian="Times New Roman" fo:color="#111111" style:letter-kerning="false" fo:font-size="14pt" style:font-size-asian="14pt" style:font-size-complex="12pt" style:language-asian="en" style:country-asian="GB"/>
    </style:style>
    <style:style style:name="P129"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130" style:parent-style-name="Normal" style:family="paragraph">
      <style:paragraph-properties style:text-autospace="none" fo:margin-bottom="0in" fo:line-height="100%"/>
      <style:text-properties style:font-name-complex="Calibri" style:letter-kerning="false" fo:language="en" fo:hyphenate="true"/>
    </style:style>
    <style:style style:name="P131" style:parent-style-name="Normal" style:family="paragraph">
      <style:paragraph-properties style:text-autospace="none" fo:margin-bottom="0in" fo:line-height="100%"/>
      <style:text-properties style:font-name-complex="Calibri" style:letter-kerning="false" fo:language="en" fo:hyphenate="true"/>
    </style:style>
    <style:style style:name="P132"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33" style:parent-style-name="Normal" style:family="paragraph">
      <style:paragraph-properties style:text-autospace="none" fo:margin-bottom="0in" fo:line-height="100%"/>
      <style:text-properties style:font-name-complex="Calibri" style:letter-kerning="false" fo:language="en" fo:hyphenate="true"/>
    </style:style>
    <style:style style:name="P134" style:parent-style-name="Normal" style:family="paragraph">
      <style:paragraph-properties style:text-autospace="none" fo:margin-bottom="0in" fo:line-height="100%"/>
      <style:text-properties style:font-name-complex="Calibri" style:letter-kerning="false" fo:language="en" fo:hyphenate="true"/>
    </style:style>
    <style:style style:name="P135" style:parent-style-name="Normal" style:family="paragraph">
      <style:paragraph-properties style:text-autospace="none" fo:margin-bottom="0in" fo:line-height="100%"/>
      <style:text-properties style:font-name-complex="Calibri" style:letter-kerning="false" fo:language="en" fo:hyphenate="true"/>
    </style:style>
    <style:style style:name="P136" style:parent-style-name="Normal" style:family="paragraph">
      <style:paragraph-properties style:text-autospace="none" fo:margin-bottom="0in" fo:line-height="100%"/>
      <style:text-properties style:font-name-complex="Calibri" style:letter-kerning="false" fo:language="en" fo:hyphenate="true"/>
    </style:style>
    <style:style style:name="P137" style:parent-style-name="Normal" style:family="paragraph">
      <style:paragraph-properties style:text-autospace="none" fo:margin-bottom="0in" fo:line-height="100%"/>
      <style:text-properties style:font-name-complex="Calibri" style:letter-kerning="false" fo:language="en" fo:hyphenate="true"/>
    </style:style>
    <style:style style:name="P138" style:parent-style-name="Normal" style:family="paragraph">
      <style:paragraph-properties style:text-autospace="none" fo:margin-bottom="0in" fo:line-height="100%"/>
      <style:text-properties style:font-name-complex="Calibri" style:letter-kerning="false" fo:language="en" fo:hyphenate="true"/>
    </style:style>
    <style:style style:name="P139" style:parent-style-name="Normal" style:family="paragraph">
      <style:paragraph-properties style:text-autospace="none" fo:margin-bottom="0in" fo:line-height="100%"/>
      <style:text-properties style:font-name-complex="Calibri" style:letter-kerning="false" fo:language="en" fo:hyphenate="true"/>
    </style:style>
    <style:style style:name="P140" style:parent-style-name="Normal" style:family="paragraph">
      <style:paragraph-properties style:text-autospace="none" fo:margin-bottom="0in" fo:line-height="100%"/>
      <style:text-properties style:font-name-complex="Calibri" style:letter-kerning="false" fo:language="en" fo:hyphenate="true"/>
    </style:style>
    <style:style style:name="P141"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42" style:parent-style-name="Normal" style:family="paragraph">
      <style:paragraph-properties style:text-autospace="none" fo:margin-bottom="0in" fo:line-height="100%"/>
      <style:text-properties style:font-name-complex="Calibri" style:letter-kerning="false" fo:language="en" fo:hyphenate="true"/>
    </style:style>
    <style:style style:name="P143" style:parent-style-name="Normal" style:family="paragraph">
      <style:paragraph-properties style:text-autospace="none" fo:margin-bottom="0in" fo:line-height="100%"/>
      <style:text-properties style:font-name-complex="Calibri" style:letter-kerning="false" fo:language="en" fo:hyphenate="true"/>
    </style:style>
    <style:style style:name="P144" style:parent-style-name="Normal" style:family="paragraph">
      <style:paragraph-properties style:text-autospace="none" fo:margin-bottom="0in" fo:line-height="100%"/>
      <style:text-properties style:font-name-complex="Calibri" style:letter-kerning="false" fo:language="en" fo:hyphenate="true"/>
    </style:style>
    <style:style style:name="P145" style:parent-style-name="Normal" style:family="paragraph">
      <style:paragraph-properties style:text-autospace="none" fo:margin-bottom="0in" fo:line-height="100%"/>
      <style:text-properties style:font-name-complex="Calibri" style:letter-kerning="false" fo:language="en" fo:hyphenate="true"/>
    </style:style>
    <style:style style:name="P146" style:parent-style-name="Normal" style:family="paragraph">
      <style:paragraph-properties style:text-autospace="none" fo:margin-bottom="0in" fo:line-height="100%"/>
      <style:text-properties style:font-name-complex="Calibri" style:letter-kerning="false" fo:language="en" fo:hyphenate="true"/>
    </style:style>
    <style:style style:name="P147" style:parent-style-name="Normal" style:family="paragraph">
      <style:paragraph-properties style:text-autospace="none" fo:margin-bottom="0in" fo:line-height="100%"/>
      <style:text-properties style:font-name-complex="Calibri" style:letter-kerning="false" fo:language="en" fo:hyphenate="true"/>
    </style:style>
    <style:style style:name="P148" style:parent-style-name="Normal" style:family="paragraph">
      <style:paragraph-properties style:text-autospace="none" fo:margin-bottom="0in" fo:line-height="100%"/>
      <style:text-properties style:font-name-complex="Calibri" style:letter-kerning="false" fo:language="en" fo:hyphenate="true"/>
    </style:style>
    <style:style style:name="P149"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50" style:parent-style-name="Normal" style:family="paragraph">
      <style:paragraph-properties style:text-autospace="none" fo:margin-bottom="0in" fo:line-height="100%"/>
      <style:text-properties style:font-name-complex="Calibri" style:letter-kerning="false" fo:language="en" fo:hyphenate="true"/>
    </style:style>
    <style:style style:name="P151" style:parent-style-name="Normal" style:family="paragraph">
      <style:paragraph-properties style:text-autospace="none" fo:margin-bottom="0in" fo:line-height="100%"/>
      <style:text-properties style:font-name-complex="Calibri" style:letter-kerning="false" fo:language="en" fo:hyphenate="true"/>
    </style:style>
    <style:style style:name="P152" style:parent-style-name="Normal" style:family="paragraph">
      <style:paragraph-properties style:text-autospace="none" fo:margin-bottom="0in" fo:line-height="100%"/>
      <style:text-properties style:font-name-complex="Calibri" style:letter-kerning="false" fo:language="en" fo:hyphenate="true"/>
    </style:style>
    <style:style style:name="P153" style:parent-style-name="Normal" style:family="paragraph">
      <style:paragraph-properties style:text-autospace="none" fo:margin-bottom="0in" fo:line-height="100%"/>
      <style:text-properties style:font-name-complex="Calibri" style:letter-kerning="false" fo:language="en" fo:hyphenate="true"/>
    </style:style>
    <style:style style:name="P154" style:parent-style-name="Normal" style:family="paragraph">
      <style:paragraph-properties style:text-autospace="none" fo:margin-bottom="0in" fo:line-height="100%"/>
      <style:text-properties style:font-name-complex="Calibri" style:letter-kerning="false" fo:language="en" fo:hyphenate="true"/>
    </style:style>
    <style:style style:name="P155" style:parent-style-name="Normal" style:family="paragraph">
      <style:paragraph-properties style:text-autospace="none" fo:margin-bottom="0in" fo:line-height="100%"/>
      <style:text-properties style:font-name-complex="Calibri" style:letter-kerning="false" fo:language="en" fo:hyphenate="true"/>
    </style:style>
    <style:style style:name="P156" style:parent-style-name="Normal" style:family="paragraph">
      <style:paragraph-properties style:text-autospace="none" fo:margin-bottom="0in" fo:line-height="100%"/>
      <style:text-properties style:font-name-complex="Calibri" style:letter-kerning="false" fo:language="en" fo:hyphenate="true"/>
    </style:style>
    <style:style style:name="P157" style:parent-style-name="Normal" style:family="paragraph">
      <style:paragraph-properties style:text-autospace="none" fo:margin-bottom="0in" fo:line-height="100%"/>
      <style:text-properties style:font-name-complex="Calibri" style:letter-kerning="false" fo:language="en" fo:hyphenate="true"/>
    </style:style>
    <style:style style:name="P158"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59" style:parent-style-name="Normal" style:family="paragraph">
      <style:paragraph-properties style:text-autospace="none" fo:margin-bottom="0in" fo:line-height="100%"/>
      <style:text-properties style:font-name-complex="Calibri" style:letter-kerning="false" fo:language="en" fo:hyphenate="true"/>
    </style:style>
    <style:style style:name="P160" style:parent-style-name="Normal" style:family="paragraph">
      <style:paragraph-properties style:text-autospace="none" fo:margin-bottom="0in" fo:line-height="100%"/>
      <style:text-properties style:font-name-complex="Calibri" style:letter-kerning="false" fo:language="en" fo:hyphenate="true"/>
    </style:style>
    <style:style style:name="P161" style:parent-style-name="Normal" style:family="paragraph">
      <style:paragraph-properties style:text-autospace="none" fo:margin-bottom="0in" fo:line-height="100%"/>
      <style:text-properties style:font-name-complex="Calibri" style:letter-kerning="false" fo:language="en" fo:hyphenate="true"/>
    </style:style>
    <style:style style:name="P162" style:parent-style-name="Normal" style:family="paragraph">
      <style:paragraph-properties style:text-autospace="none" fo:margin-bottom="0in" fo:line-height="100%"/>
      <style:text-properties style:font-name-complex="Calibri" style:letter-kerning="false" fo:language="en" fo:hyphenate="true"/>
    </style:style>
    <style:style style:name="P163" style:parent-style-name="Normal" style:family="paragraph">
      <style:paragraph-properties style:text-autospace="none" fo:margin-bottom="0in" fo:line-height="100%"/>
      <style:text-properties style:font-name-complex="Calibri" style:letter-kerning="false" fo:language="en" fo:hyphenate="true"/>
    </style:style>
    <style:style style:name="P164" style:parent-style-name="Normal" style:family="paragraph">
      <style:paragraph-properties style:text-autospace="none" fo:margin-bottom="0in" fo:line-height="100%"/>
      <style:text-properties style:font-name-complex="Calibri" style:letter-kerning="false" fo:language="en" fo:hyphenate="true"/>
    </style:style>
    <style:style style:name="P165" style:parent-style-name="Normal" style:family="paragraph">
      <style:paragraph-properties style:text-autospace="none" fo:margin-bottom="0in" fo:line-height="100%"/>
      <style:text-properties style:font-name-complex="Calibri" style:letter-kerning="false" fo:language="en" fo:hyphenate="true"/>
    </style:style>
    <style:style style:name="P166"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67" style:parent-style-name="Normal" style:family="paragraph">
      <style:paragraph-properties style:text-autospace="none" fo:margin-bottom="0in" fo:line-height="100%"/>
      <style:text-properties style:font-name-complex="Calibri" style:letter-kerning="false" fo:language="en" fo:hyphenate="true"/>
    </style:style>
    <style:style style:name="P168" style:parent-style-name="Normal" style:family="paragraph">
      <style:paragraph-properties style:text-autospace="none" fo:margin-bottom="0in" fo:line-height="100%"/>
      <style:text-properties style:font-name-complex="Calibri" style:letter-kerning="false" fo:language="en" fo:hyphenate="true"/>
    </style:style>
    <style:style style:name="P169" style:parent-style-name="Normal" style:family="paragraph">
      <style:paragraph-properties style:text-autospace="none" fo:margin-bottom="0in" fo:line-height="100%"/>
      <style:text-properties style:font-name-complex="Calibri" style:letter-kerning="false" fo:language="en" fo:hyphenate="true"/>
    </style:style>
    <style:style style:name="P170" style:parent-style-name="Normal" style:family="paragraph">
      <style:paragraph-properties style:text-autospace="none" fo:margin-bottom="0in" fo:line-height="100%"/>
      <style:text-properties style:font-name-complex="Calibri" style:letter-kerning="false" fo:language="en" fo:hyphenate="true"/>
    </style:style>
    <style:style style:name="P171" style:parent-style-name="Normal" style:family="paragraph">
      <style:paragraph-properties style:text-autospace="none" fo:margin-bottom="0in" fo:line-height="100%"/>
      <style:text-properties style:font-name-complex="Calibri" style:letter-kerning="false" fo:language="en" fo:hyphenate="true"/>
    </style:style>
    <style:style style:name="P172" style:parent-style-name="Normal" style:family="paragraph">
      <style:paragraph-properties style:text-autospace="none" fo:margin-bottom="0in" fo:line-height="100%"/>
      <style:text-properties style:font-name-complex="Calibri" style:letter-kerning="false" fo:language="en" fo:hyphenate="true"/>
    </style:style>
    <style:style style:name="P173" style:parent-style-name="Normal" style:family="paragraph">
      <style:paragraph-properties style:text-autospace="none" fo:margin-bottom="0in" fo:line-height="100%"/>
      <style:text-properties style:font-name-complex="Calibri" style:letter-kerning="false" fo:language="en" fo:hyphenate="true"/>
    </style:style>
    <style:style style:name="P174"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75" style:parent-style-name="Normal" style:family="paragraph">
      <style:paragraph-properties style:text-autospace="none" fo:margin-bottom="0in" fo:line-height="100%"/>
      <style:text-properties style:font-name-complex="Calibri" style:letter-kerning="false" fo:language="en" fo:hyphenate="true"/>
    </style:style>
    <style:style style:name="P176" style:parent-style-name="Normal" style:family="paragraph">
      <style:paragraph-properties style:text-autospace="none" fo:margin-bottom="0in" fo:line-height="100%"/>
      <style:text-properties style:font-name-complex="Calibri" style:letter-kerning="false" fo:language="en" fo:hyphenate="true"/>
    </style:style>
    <style:style style:name="P177" style:parent-style-name="Normal" style:family="paragraph">
      <style:paragraph-properties style:text-autospace="none" fo:margin-bottom="0in" fo:line-height="100%"/>
      <style:text-properties style:font-name-complex="Calibri" style:letter-kerning="false" fo:language="en" fo:hyphenate="true"/>
    </style:style>
    <style:style style:name="P178" style:parent-style-name="Normal" style:family="paragraph">
      <style:paragraph-properties style:text-autospace="none" fo:margin-bottom="0in" fo:line-height="100%"/>
      <style:text-properties style:font-name-complex="Calibri" style:letter-kerning="false" fo:language="en" fo:hyphenate="true"/>
    </style:style>
    <style:style style:name="P179" style:parent-style-name="Normal" style:family="paragraph">
      <style:paragraph-properties style:text-autospace="none" fo:margin-bottom="0in" fo:line-height="100%"/>
      <style:text-properties style:font-name-complex="Calibri" style:letter-kerning="false" fo:language="en" fo:hyphenate="true"/>
    </style:style>
    <style:style style:name="P180" style:parent-style-name="Normal" style:family="paragraph">
      <style:paragraph-properties style:text-autospace="none" fo:margin-bottom="0in" fo:line-height="100%"/>
      <style:text-properties style:font-name-complex="Calibri" style:letter-kerning="false" fo:language="en" fo:hyphenate="true"/>
    </style:style>
    <style:style style:name="P181" style:parent-style-name="Normal" style:family="paragraph">
      <style:paragraph-properties style:text-autospace="none" fo:margin-bottom="0in" fo:line-height="100%"/>
      <style:text-properties style:font-name-complex="Calibri" style:letter-kerning="false" fo:language="en" fo:hyphenate="true"/>
    </style:style>
    <style:style style:name="P182"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83" style:parent-style-name="Normal" style:family="paragraph">
      <style:paragraph-properties style:text-autospace="none" fo:margin-bottom="0in" fo:line-height="100%"/>
      <style:text-properties style:font-name-complex="Calibri" style:letter-kerning="false" fo:language="en" fo:hyphenate="true"/>
    </style:style>
    <style:style style:name="P184" style:parent-style-name="Normal" style:family="paragraph">
      <style:paragraph-properties style:text-autospace="none" fo:margin-bottom="0in" fo:line-height="100%"/>
      <style:text-properties style:font-name-complex="Calibri" style:letter-kerning="false" fo:language="en" fo:hyphenate="true"/>
    </style:style>
    <style:style style:name="P185" style:parent-style-name="Normal" style:family="paragraph">
      <style:paragraph-properties style:text-autospace="none" fo:margin-bottom="0in" fo:line-height="100%"/>
      <style:text-properties style:font-name-complex="Calibri" style:letter-kerning="false" fo:language="en" fo:hyphenate="true"/>
    </style:style>
    <style:style style:name="P186" style:parent-style-name="Normal" style:family="paragraph">
      <style:paragraph-properties style:text-autospace="none" fo:margin-bottom="0in" fo:line-height="100%"/>
      <style:text-properties style:font-name-complex="Calibri" style:letter-kerning="false" fo:language="en" fo:hyphenate="true"/>
    </style:style>
    <style:style style:name="P187" style:parent-style-name="Normal" style:family="paragraph">
      <style:paragraph-properties style:text-autospace="none" fo:margin-bottom="0in" fo:line-height="100%"/>
      <style:text-properties style:font-name-complex="Calibri" style:letter-kerning="false" fo:language="en" fo:hyphenate="true"/>
    </style:style>
    <style:style style:name="P188" style:parent-style-name="Normal" style:family="paragraph">
      <style:paragraph-properties style:text-autospace="none" fo:margin-bottom="0in" fo:line-height="100%"/>
      <style:text-properties style:font-name-complex="Calibri" style:letter-kerning="false" fo:language="en" fo:hyphenate="true"/>
    </style:style>
    <style:style style:name="P189" style:parent-style-name="Normal" style:family="paragraph">
      <style:paragraph-properties style:text-autospace="none" fo:margin-bottom="0in" fo:line-height="100%"/>
      <style:text-properties style:font-name-complex="Calibri" style:letter-kerning="false" fo:language="en" fo:hyphenate="true"/>
    </style:style>
    <style:style style:name="P190"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191" style:parent-style-name="Normal" style:family="paragraph">
      <style:paragraph-properties style:text-autospace="none" fo:margin-bottom="0in" fo:line-height="100%"/>
      <style:text-properties style:font-name-complex="Calibri" style:letter-kerning="false" fo:language="en" fo:hyphenate="true"/>
    </style:style>
    <style:style style:name="P192" style:parent-style-name="Normal" style:family="paragraph">
      <style:paragraph-properties style:text-autospace="none" fo:margin-bottom="0in" fo:line-height="100%"/>
      <style:text-properties style:font-name-complex="Calibri" style:letter-kerning="false" fo:language="en" fo:hyphenate="true"/>
    </style:style>
    <style:style style:name="P193" style:parent-style-name="Normal" style:family="paragraph">
      <style:paragraph-properties style:text-autospace="none" fo:margin-bottom="0in" fo:line-height="100%"/>
      <style:text-properties style:font-name-complex="Calibri" style:letter-kerning="false" fo:language="en" fo:hyphenate="true"/>
    </style:style>
    <style:style style:name="P194" style:parent-style-name="Normal" style:family="paragraph">
      <style:paragraph-properties style:text-autospace="none" fo:margin-bottom="0in" fo:line-height="100%"/>
      <style:text-properties style:font-name-complex="Calibri" style:letter-kerning="false" fo:language="en" fo:hyphenate="true"/>
    </style:style>
    <style:style style:name="P195" style:parent-style-name="Normal" style:family="paragraph">
      <style:paragraph-properties style:text-autospace="none" fo:margin-bottom="0in" fo:line-height="100%"/>
      <style:text-properties style:font-name-complex="Calibri" style:letter-kerning="false" fo:language="en" fo:hyphenate="true"/>
    </style:style>
    <style:style style:name="P196" style:parent-style-name="Normal" style:family="paragraph">
      <style:paragraph-properties style:text-autospace="none" fo:margin-bottom="0in" fo:line-height="100%"/>
      <style:text-properties style:font-name-complex="Calibri" style:letter-kerning="false" fo:language="en" fo:hyphenate="true"/>
    </style:style>
    <style:style style:name="P197" style:parent-style-name="Normal" style:family="paragraph">
      <style:paragraph-properties style:text-autospace="none" fo:margin-bottom="0in" fo:line-height="100%"/>
      <style:text-properties style:font-name-complex="Calibri" style:letter-kerning="false" fo:language="en" fo:hyphenate="true"/>
    </style:style>
    <style:style style:name="P198" style:parent-style-name="Normal" style:family="paragraph">
      <style:paragraph-properties style:text-autospace="none" fo:margin-bottom="0in" fo:line-height="100%"/>
      <style:text-properties style:font-name-complex="Calibri" style:letter-kerning="false" fo:language="en" fo:hyphenate="true"/>
    </style:style>
    <style:style style:name="P199" style:parent-style-name="Normal" style:family="paragraph">
      <style:paragraph-properties style:text-autospace="none" fo:margin-bottom="0in" fo:line-height="100%"/>
      <style:text-properties fo:hyphenate="true"/>
    </style:style>
    <style:style style:name="T200" style:parent-style-name="DefaultParagraphFont" style:family="text">
      <style:text-properties style:font-name-complex="Calibri" fo:font-weight="bold" style:font-weight-asian="bold" style:letter-kerning="false" fo:language="en"/>
    </style:style>
    <style:style style:name="T201" style:parent-style-name="DefaultParagraphFont" style:family="text">
      <style:text-properties style:font-name-complex="Calibri" style:letter-kerning="false" fo:language="en"/>
    </style:style>
    <style:style style:name="P202" style:parent-style-name="Normal" style:family="paragraph">
      <style:paragraph-properties style:text-autospace="none" fo:margin-bottom="0in" fo:line-height="100%"/>
      <style:text-properties style:font-name-complex="Calibri" style:letter-kerning="false" fo:language="en" fo:hyphenate="true"/>
    </style:style>
    <style:style style:name="P203" style:parent-style-name="Normal" style:family="paragraph">
      <style:paragraph-properties style:text-autospace="none" fo:margin-bottom="0in" fo:line-height="100%"/>
      <style:text-properties style:font-name-complex="Calibri" style:letter-kerning="false" fo:language="en" fo:hyphenate="true"/>
    </style:style>
    <style:style style:name="P204" style:parent-style-name="Normal" style:family="paragraph">
      <style:paragraph-properties style:text-autospace="none" fo:margin-bottom="0in" fo:line-height="100%"/>
      <style:text-properties style:font-name-complex="Calibri" fo:font-weight="bold" style:font-weight-asian="bold" style:letter-kerning="false" fo:language="en" fo:hyphenate="true"/>
    </style:style>
    <style:style style:name="P205" style:parent-style-name="Normal" style:family="paragraph">
      <style:paragraph-properties style:text-autospace="none" fo:margin-bottom="0in" fo:line-height="100%"/>
      <style:text-properties fo:hyphenate="true"/>
    </style:style>
    <style:style style:name="T206" style:parent-style-name="DefaultParagraphFont" style:family="text">
      <style:text-properties style:font-name-complex="Calibri" fo:font-weight="bold" style:font-weight-asian="bold" style:letter-kerning="false" fo:language="en"/>
    </style:style>
    <style:style style:name="T207" style:parent-style-name="DefaultParagraphFont" style:family="text">
      <style:text-properties style:font-name-complex="Calibri" style:letter-kerning="false" fo:language="en"/>
    </style:style>
    <style:style style:name="P208" style:parent-style-name="Normal" style:family="paragraph">
      <style:paragraph-properties style:text-autospace="none" fo:margin-bottom="0in" fo:line-height="100%"/>
      <style:text-properties style:font-name-complex="Calibri" style:letter-kerning="false" fo:language="en" fo:hyphenate="true"/>
    </style:style>
    <style:style style:name="P209" style:parent-style-name="Normal" style:family="paragraph">
      <style:paragraph-properties style:text-autospace="none" fo:margin-bottom="0in" fo:line-height="100%"/>
      <style:text-properties style:font-name-complex="Calibri" style:letter-kerning="false" fo:language="en" fo:hyphenate="true"/>
    </style:style>
    <style:style style:name="P210" style:parent-style-name="Normal" style:family="paragraph">
      <style:paragraph-properties style:text-autospace="none" fo:margin-bottom="0in" fo:line-height="100%"/>
      <style:text-properties style:font-name-complex="Calibri" style:letter-kerning="false" fo:language="en" fo:hyphenate="true"/>
    </style:style>
    <style:style style:name="P211" style:parent-style-name="Normal" style:family="paragraph">
      <style:paragraph-properties style:text-autospace="none" fo:margin-bottom="0in" fo:line-height="100%"/>
      <style:text-properties fo:hyphenate="true"/>
    </style:style>
    <style:style style:name="T212" style:parent-style-name="DefaultParagraphFont" style:family="text">
      <style:text-properties style:font-name-complex="Calibri" fo:font-weight="bold" style:font-weight-asian="bold" style:letter-kerning="false" fo:language="en"/>
    </style:style>
    <style:style style:name="T213" style:parent-style-name="DefaultParagraphFont" style:family="text">
      <style:text-properties style:font-name-complex="Calibri" style:letter-kerning="false" fo:language="en"/>
    </style:style>
    <style:style style:name="T214" style:parent-style-name="DefaultParagraphFont" style:family="text">
      <style:text-properties style:font-name-complex="Calibri" style:letter-kerning="false" fo:language="en"/>
    </style:style>
    <style:style style:name="P215" style:parent-style-name="Normal" style:family="paragraph">
      <style:paragraph-properties style:text-autospace="none" fo:margin-bottom="0in" fo:line-height="100%"/>
      <style:text-properties style:font-name-complex="Calibri" style:letter-kerning="false" fo:language="en" fo:hyphenate="true"/>
    </style:style>
    <style:style style:name="P216" style:parent-style-name="Normal" style:family="paragraph">
      <style:paragraph-properties style:text-autospace="none" fo:margin-bottom="0in" fo:line-height="100%"/>
      <style:text-properties style:font-name-complex="Calibri" style:letter-kerning="false" fo:language="en" fo:hyphenate="true"/>
    </style:style>
    <style:style style:name="P217" style:parent-style-name="Normal" style:family="paragraph">
      <style:paragraph-properties style:text-autospace="none" fo:margin-bottom="0in" fo:line-height="100%"/>
      <style:text-properties style:font-name-complex="Calibri" style:letter-kerning="false" fo:language="en" fo:hyphenate="true"/>
    </style:style>
    <style:style style:name="P218" style:parent-style-name="Normal" style:family="paragraph">
      <style:paragraph-properties style:text-autospace="none" fo:margin-bottom="0in" fo:line-height="100%"/>
      <style:text-properties fo:hyphenate="true"/>
    </style:style>
    <style:style style:name="T219" style:parent-style-name="DefaultParagraphFont" style:family="text">
      <style:text-properties style:font-name-complex="Calibri" fo:font-weight="bold" style:font-weight-asian="bold" style:letter-kerning="false" fo:language="en"/>
    </style:style>
    <style:style style:name="T220" style:parent-style-name="DefaultParagraphFont" style:family="text">
      <style:text-properties style:font-name-complex="Calibri" style:letter-kerning="false" fo:language="en"/>
    </style:style>
    <style:style style:name="P221" style:parent-style-name="Normal" style:family="paragraph">
      <style:paragraph-properties style:text-autospace="none" fo:margin-bottom="0in" fo:line-height="100%"/>
      <style:text-properties style:font-name-complex="Calibri" style:letter-kerning="false" fo:language="en" fo:hyphenate="true"/>
    </style:style>
    <style:style style:name="P222" style:parent-style-name="Normal" style:family="paragraph">
      <style:paragraph-properties style:text-autospace="none" fo:margin-bottom="0in" fo:line-height="100%"/>
      <style:text-properties style:font-name-complex="Calibri" style:letter-kerning="false" fo:language="en" fo:hyphenate="true"/>
    </style:style>
    <style:style style:name="P223" style:parent-style-name="Normal" style:family="paragraph">
      <style:paragraph-properties style:text-autospace="none" fo:margin-bottom="0in" fo:line-height="100%"/>
      <style:text-properties style:font-name-complex="Calibri" style:letter-kerning="false" fo:language="en" fo:hyphenate="true"/>
    </style:style>
    <style:style style:name="P224" style:parent-style-name="Normal" style:family="paragraph">
      <style:paragraph-properties style:text-autospace="none" fo:margin-bottom="0in" fo:line-height="100%"/>
      <style:text-properties fo:hyphenate="true"/>
    </style:style>
    <style:style style:name="T225" style:parent-style-name="DefaultParagraphFont" style:family="text">
      <style:text-properties style:font-name-complex="Calibri" fo:font-weight="bold" style:font-weight-asian="bold" style:letter-kerning="false" fo:language="en"/>
    </style:style>
    <style:style style:name="T226" style:parent-style-name="DefaultParagraphFont" style:family="text">
      <style:text-properties style:font-name-complex="Calibri" style:letter-kerning="false" fo:language="en"/>
    </style:style>
    <style:style style:name="P227" style:parent-style-name="Normal" style:family="paragraph">
      <style:paragraph-properties style:text-autospace="none" fo:margin-bottom="0in" fo:line-height="100%"/>
      <style:text-properties style:font-name-complex="Calibri" style:letter-kerning="false" fo:language="en" fo:hyphenate="true"/>
    </style:style>
    <style:style style:name="P228" style:parent-style-name="Normal" style:family="paragraph">
      <style:paragraph-properties style:text-autospace="none" fo:margin-bottom="0in" fo:line-height="100%"/>
      <style:text-properties style:font-name-complex="Calibri" style:letter-kerning="false" fo:language="en" fo:hyphenate="true"/>
    </style:style>
    <style:style style:name="P229"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0"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4pt" style:font-size-asian="14pt" style:font-size-complex="12pt" style:language-asian="en" style:country-asian="GB"/>
    </style:style>
    <style:style style:name="P231"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2"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33"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4"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5" style:parent-style-name="ListParagraph"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36"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7"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8"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39"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40"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41"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42"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43"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44"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45"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46"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47"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48"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49"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0"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1"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52"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3"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4" style:parent-style-name="Normal" style:family="paragraph">
      <style:paragraph-properties fo:margin-bottom="0in" style:line-height-at-least="0.2916in"/>
      <style:text-properties style:font-name="Roboto" style:font-name-asian="Times New Roman" fo:font-weight="bold" style:font-weight-asian="bold" fo:color="#111111" style:letter-kerning="false" fo:font-size="12pt" style:font-size-asian="12pt" style:font-size-complex="12pt" style:language-asian="en" style:country-asian="GB"/>
    </style:style>
    <style:style style:name="P255"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6"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7"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58"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259" style:parent-style-name="ListParagraph" style:family="paragraph">
      <style:paragraph-properties style:text-autospace="none" fo:margin-bottom="0in" fo:line-height="100%"/>
      <style:text-properties style:font-name-complex="Calibri" style:letter-kerning="false" fo:language="en" fo:hyphenate="true"/>
    </style:style>
    <style:style style:name="P260" style:parent-style-name="Normal" style:family="paragraph">
      <style:paragraph-properties style:text-autospace="none" fo:margin-bottom="0in" fo:line-height="100%"/>
      <style:text-properties style:font-name-complex="Calibri" style:letter-kerning="false" fo:language="en" fo:hyphenate="true"/>
    </style:style>
    <style:style style:name="P261" style:parent-style-name="ListParagraph" style:family="paragraph">
      <style:paragraph-properties style:text-autospace="none" fo:margin-bottom="0in" fo:line-height="100%"/>
      <style:text-properties style:font-name-complex="Calibri" style:letter-kerning="false" fo:language="en" fo:hyphenate="true"/>
    </style:style>
    <style:style style:name="P262" style:parent-style-name="Normal" style:family="paragraph">
      <style:paragraph-properties style:text-autospace="none" fo:margin-bottom="0in" fo:line-height="100%"/>
      <style:text-properties style:font-name-complex="Calibri" style:letter-kerning="false" fo:language="en" fo:hyphenate="true"/>
    </style:style>
    <style:style style:name="P263" style:parent-style-name="ListParagraph" style:family="paragraph">
      <style:paragraph-properties style:text-autospace="none" fo:margin-bottom="0in" fo:line-height="100%"/>
      <style:text-properties style:font-name-complex="Calibri" style:letter-kerning="false" fo:language="en" fo:hyphenate="true"/>
    </style:style>
    <style:style style:name="P264" style:parent-style-name="Normal" style:family="paragraph">
      <style:paragraph-properties style:text-autospace="none" fo:margin-bottom="0in" fo:line-height="100%"/>
      <style:text-properties style:font-name-complex="Calibri" style:letter-kerning="false" fo:language="en" fo:hyphenate="true"/>
    </style:style>
    <style:style style:name="P265" style:parent-style-name="ListParagraph" style:family="paragraph">
      <style:paragraph-properties style:text-autospace="none" fo:margin-bottom="0in" fo:line-height="100%"/>
      <style:text-properties style:font-name-complex="Calibri" style:letter-kerning="false" fo:language="en" fo:hyphenate="true"/>
    </style:style>
    <style:style style:name="P266" style:parent-style-name="Normal" style:family="paragraph">
      <style:paragraph-properties style:text-autospace="none" fo:margin-bottom="0in" fo:line-height="100%"/>
      <style:text-properties style:font-name-complex="Calibri" style:letter-kerning="false" fo:language="en" fo:hyphenate="true"/>
    </style:style>
    <style:style style:name="P267" style:parent-style-name="ListParagraph" style:family="paragraph">
      <style:paragraph-properties style:text-autospace="none" fo:margin-bottom="0in" fo:line-height="100%"/>
      <style:text-properties style:font-name-complex="Calibri" style:letter-kerning="false" fo:language="en" fo:hyphenate="true"/>
    </style:style>
    <style:style style:name="P268" style:parent-style-name="Normal" style:family="paragraph">
      <style:paragraph-properties style:text-autospace="none" fo:margin-bottom="0in" fo:line-height="100%"/>
      <style:text-properties style:font-name-complex="Calibri" style:letter-kerning="false" fo:language="en" fo:hyphenate="true"/>
    </style:style>
    <style:style style:name="P269" style:parent-style-name="ListParagraph" style:family="paragraph">
      <style:paragraph-properties style:text-autospace="none" fo:margin-bottom="0in" fo:line-height="100%"/>
      <style:text-properties style:font-name-complex="Calibri" style:letter-kerning="false" fo:language="en" fo:hyphenate="true"/>
    </style:style>
    <style:style style:name="P270" style:parent-style-name="Normal" style:family="paragraph">
      <style:paragraph-properties style:text-autospace="none" fo:margin-bottom="0in" fo:line-height="100%"/>
      <style:text-properties style:font-name-complex="Calibri" style:letter-kerning="false" fo:language="en" fo:hyphenate="true"/>
    </style:style>
    <style:style style:name="P271" style:parent-style-name="ListParagraph" style:family="paragraph">
      <style:paragraph-properties style:text-autospace="none" fo:margin-bottom="0in" fo:line-height="100%"/>
      <style:text-properties style:font-name-complex="Calibri" style:letter-kerning="false" fo:language="en" fo:hyphenate="true"/>
    </style:style>
    <style:style style:name="P272" style:parent-style-name="Normal" style:family="paragraph">
      <style:paragraph-properties style:text-autospace="none" fo:margin-bottom="0in" fo:line-height="100%"/>
      <style:text-properties style:font-name-complex="Calibri" style:letter-kerning="false" fo:language="en" fo:hyphenate="true"/>
    </style:style>
    <style:style style:name="P273" style:parent-style-name="ListParagraph" style:family="paragraph">
      <style:paragraph-properties style:text-autospace="none" fo:margin-bottom="0in" fo:line-height="100%"/>
      <style:text-properties style:font-name-complex="Calibri" style:letter-kerning="false" fo:language="en" fo:hyphenate="true"/>
    </style:style>
    <style:style style:name="P274" style:parent-style-name="Normal" style:family="paragraph">
      <style:paragraph-properties style:text-autospace="none" fo:margin-bottom="0in" fo:line-height="100%"/>
      <style:text-properties style:font-name-complex="Calibri" style:letter-kerning="false" fo:language="en" fo:hyphenate="true"/>
    </style:style>
    <style:style style:name="P275" style:parent-style-name="ListParagraph" style:family="paragraph">
      <style:paragraph-properties style:text-autospace="none" fo:margin-bottom="0in" fo:line-height="100%"/>
      <style:text-properties style:font-name-complex="Calibri" style:letter-kerning="false" fo:language="en" fo:hyphenate="true"/>
    </style:style>
    <style:style style:name="P276" style:parent-style-name="Normal" style:family="paragraph">
      <style:paragraph-properties style:text-autospace="none" fo:margin-bottom="0in" fo:line-height="100%"/>
      <style:text-properties style:font-name-complex="Calibri" style:letter-kerning="false" fo:language="en" fo:hyphenate="true"/>
    </style:style>
    <style:style style:name="P277" style:parent-style-name="ListParagraph" style:family="paragraph">
      <style:paragraph-properties style:text-autospace="none" fo:margin-bottom="0in" fo:line-height="100%"/>
      <style:text-properties style:font-name-complex="Calibri" style:letter-kerning="false" fo:language="en" fo:hyphenate="true"/>
    </style:style>
    <style:style style:name="P278" style:parent-style-name="Normal" style:family="paragraph">
      <style:paragraph-properties fo:text-align="justify" fo:line-height="150%"/>
    </style:style>
    <style:style style:name="P279" style:parent-style-name="Normal" style:family="paragraph">
      <style:paragraph-properties fo:margin-bottom="0in" style:line-height-at-least="0.2916in"/>
      <style:text-properties style:font-name="Roboto" style:font-name-asian="Times New Roman" fo:color="#111111" style:letter-kerning="false" fo:font-size="12pt" style:font-size-asian="12pt" style:font-size-complex="12pt" style:language-asian="en" style:country-asian="GB"/>
    </style:style>
    <style:style style:name="P280" style:parent-style-name="Normal" style:family="paragraph">
      <style:paragraph-properties fo:margin-bottom="0in" style:line-height-at-least="0.2916in" fo:margin-left="0.5in">
        <style:tab-stops/>
      </style:paragraph-properties>
      <style:text-properties style:font-name="Roboto" style:font-name-asian="Times New Roman" fo:color="#111111" style:letter-kerning="false" fo:font-size="12pt" style:font-size-asian="12pt" style:font-size-complex="12pt" style:language-asian="en" style:country-asian="GB"/>
    </style:style>
    <style:style style:name="P281" style:parent-style-name="Normal" style:family="paragraph">
      <style:paragraph-properties fo:margin-bottom="0in" style:line-height-at-least="0.25in"/>
      <style:text-properties style:font-name="Roboto" style:font-name-asian="Times New Roman" fo:color="#111111" style:letter-kerning="false" fo:font-size="12pt" style:font-size-asian="12pt" style:font-size-complex="12pt" style:language-asian="en" style:country-asian="GB"/>
    </style:style>
  </office:automatic-styles>
  <office:body>
    <office:text text:use-soft-page-breaks="true">
      <text:list text:style-name="LFO1" text:continue-numbering="true">
        <text:list-item>
          <text:p text:style-name="P1">Abstract</text:p>
        </text:list-item>
      </text:list>
      <text:p text:style-name="P2"/>
      <text:p text:style-name="P3">Wireless communication systems are inherently susceptible to noise, interference, and fading, which often degrade the reliability of data transmission. This project explores<text:s/>the integration of autoencoders, a class of artificial neural networks, into wireless communication systems to enhance error correction and improve overall performance.</text:p>
      <text:p text:style-name="P4"/>
      <text:p text:style-name="P5">The project begins by establishing a realistic wireless communication channel model, incorporating factors such as fading and noise. A dataset of binary data sequences is generated for training and testing, forming the foundation for the subsequent autoencoder-based channel coding and decoding.</text:p>
      <text:p text:style-name="P6"/>
      <text:p text:style-name="P7">The core of the project involves designing and implementing autoencoder architectures for channel coding, encompassing both encoder and decoder networks. The autoencoder is trained using the prepared dataset, and its performance is monitored and recorded during training.</text:p>
      <text:p text:style-name="P8"/>
      <text:p text:style-name="P9">To simulate real-world conditions, the encoded data is transmitted through the channel model, where noise and various channel conditions are introduced. The trained autoencoder is employed for decoding, and the project evaluates the bit error rate (BER) and packet error rate (PER) for different signal-to-noise ratios (SNRs). A comparative analysis with traditional error correction methods, such as Hamming codes or Turbo codes, is conducted to assess the effectiveness of the autoencoder-based system.</text:p>
      <text:p text:style-name="P10"/>
      <text:p text:style-name="P11"/>
      <text:list text:style-name="LFO2" text:continue-numbering="true">
        <text:list-item>
          <text:p text:style-name="P12"><text:span text:style-name="T13">Introduction and Background</text:span><text:span text:style-name="T14"><text:s/></text:span></text:p>
        </text:list-item>
      </text:list>
      <text:p text:style-name="P15"/>
      <text:p text:style-name="P16">In<text:s/>the vast landscape of wireless communications, a diverse array of stakeholders plays pivotal roles in shaping the industry. These stakeholders include telecommunication companies responsible for delivering services, equipment manufacturers designing cutting-edge hardware, consumers who rely on seamless communication, and researchers driving innovation in the field. Their shared concern revolves around the reliability and efficiency of data transmission over wireless channels. Challenges like signal degradation, noise, interference, and varying channel conditions necessitate the development of robust error correction mechanisms. This project aims to address these concerns by introducing a novel approach that leverages autoencoders, a type of artificial neural<text:s/>network, to enhance error correction and overall communication performance.</text:p>
      <text:p text:style-name="P17"/>
      <text:p text:style-name="P18">The central problem tackled by this project is the pressing need for improved error correction techniques within wireless communication systems. While traditional error correction codes have demonstrated effectiveness, they may not fully harness the potential of modern machine learning and neural networks. As communication systems evolve and encounter ever-increasing complexities, finding more efficient and adaptive solutions becomes paramount. Autoencoders offer a promising avenue for addressing this challenge, offering the potential to revolutionize error correction and data recovery processes in wireless channels.</text:p>
      <text:p text:style-name="P19"/>
      <text:p text:style-name="P20">The significance of this project extends to multiple dimensions.<text:s/>Firstly, it promises to enhance the reliability of wireless communication, a crucial factor for stakeholders like telecommunication companies that aim to provide seamless services. Improved reliability reduces customer churn and boosts user satisfaction,<text:s/>ultimately benefiting these organizations financially. Secondly, the project<text:s/><text:soft-page-break/>emphasizes efficiency, as autoencoders could streamline error correction processes, reducing the overhead associated with traditional error correction codes. This efficiency is especially valuable in resource-constrained wireless networks, optimizing resource utilization and ensuring optimal performance. Furthermore, the adaptability of autoencoders to varying channel conditions and interference levels aligns with the dynamic nature of wireless communication, benefiting both consumers and network operators. Lastly, by merging the domains of machine learning and wireless communications, this project advances existing knowledge, contributing to the growing interest in neural networks<text:s/>for communication applications.</text:p>
      <text:p text:style-name="P21"/>
      <text:p text:style-name="P22">For stakeholders across the spectrum, the benefits of this project are profound. Telecommunication companies stand to gain by reducing customer churn and enhancing service quality. Improved data reliability translates into<text:s/>fewer dropped calls and faster data transmission rates, ultimately elevating the end-user experience. Equipment manufacturers can capitalize on the project's findings to design more efficient and adaptive communication hardware and software components. This not only enhances their competitiveness but also furthers the innovation cycle within the industry. Consumers, the ultimate beneficiaries, enjoy a better quality of service, robust communication, and enhanced overall experiences.</text:p>
      <text:p text:style-name="P23"/>
      <text:p text:style-name="P24">This project builds upon the rich tapestry of previous work in both machine learning and wireless communications. Traditional error correction codes, channel modeling, and neural network architectures constitute the foundation upon which this project is built. While the concepts<text:s/>of error correction and neural networks have been explored independently, this project bridges the gap between these two fields. By doing so, it demonstrates the feasibility and benefits of applying autoencoder-based error correction within practical communication systems. As a result, it extends the boundaries of previous research, pushing the envelope of what is achievable in the integration of machine learning into wireless communication systems. Ultimately, this work aligns with broader goals: advancing the state of the art in wireless communication technology and delivering tangible improvements in the experiences of stakeholders in this dynamic domain.</text:p>
      <text:p text:style-name="P25"/>
      <text:list text:style-name="LFO3" text:continue-numbering="true">
        <text:list-item>
          <text:p text:style-name="P26"><text:span text:style-name="T27">Aims and Objectives</text:span><text:span text:style-name="T28"><text:s/></text:span></text:p>
        </text:list-item>
      </text:list>
      <text:p text:style-name="P29"/>
      <text:p text:style-name="P30"><text:span text:style-name="T31">Aim:</text:span><text:span text:style-name="T32"><text:s/></text:span><text:span text:style-name="T33">This project's goal is to simulate and assess the use of autoencoders in channel coding and decoding methods to improve data dependability and transmission efficiency in wireless communication systems.</text:span></text:p>
      <text:p text:style-name="P34"/>
      <text:p text:style-name="P35">Objectives:</text:p>
      <text:p text:style-name="P36"/>
      <text:p text:style-name="P37">Channel simulation and modelling:</text:p>
      <text:p text:style-name="P38"/>
      <text:p text:style-name="P39">Using MATLAB, create a realistic wireless communication channel model that includes elements like fading, noise, and interference.</text:p>
      <text:p text:style-name="P40">numerous simulations to check the channel model's precision and integrity.</text:p>
      <text:p text:style-name="P41"/>
      <text:p text:style-name="P42">Creating and preparing data</text:p>
      <text:p text:style-name="P43"/>
      <text:p text:style-name="P44">Create a large dataset of random binary data sequences that may be used to test and train different channel coding and decoding methods.</text:p>
      <text:p text:style-name="P45">Make sure the dataset reflects actual communication circumstances.</text:p>
      <text:p text:style-name="P46"/>
      <text:p text:style-name="P47"/>
      <text:soft-page-break/>
      <text:p text:style-name="P48">Standard Channel Coding:</text:p>
      <text:p text:style-name="P49"/>
      <text:p text:style-name="P50">Implement and test established channel coding methods including Turbo, LDPC, and Hamming codes.</text:p>
      <text:p text:style-name="P51">In the presence of simulated channel conditions, evaluate how well these strategies function.</text:p>
      <text:p text:style-name="P52"/>
      <text:p text:style-name="P53">Channel coding using an autoencoder:</text:p>
      <text:p text:style-name="P54"/>
      <text:p text:style-name="P55">Create and develop autoencoder designs that include both encoder and decoder networks that are specifically suited for channel coding.</text:p>
      <text:p text:style-name="P56">Try out several autoencoder variants, such as recurrent autoencoders, convolutional autoencoders, and deep autoencoders.</text:p>
      <text:p text:style-name="P57"/>
      <text:p text:style-name="P58">Optimisation and Training</text:p>
      <text:p text:style-name="P59"/>
      <text:p text:style-name="P60">Using the provided dataset, train the autoencoder models while keeping track of and documenting training progress.</text:p>
      <text:p text:style-name="P61">Investigate architectural improvements and hyperparameter adjustment to improve the performance of autoencoder-based channel coding.</text:p>
      <text:p text:style-name="P62"/>
      <text:p text:style-name="P63">Simulation of Wireless Transmission</text:p>
      <text:p text:style-name="P64">By sending the encoded data over the created channel model, you can simulate the wireless transmission process.</text:p>
      <text:p text:style-name="P65"><text:span text:style-name="T66">To compare the effectiveness of conventional and autoencoder-based channel coding methods, add noise and simulate various channel conditions</text:span><text:span text:style-name="T67">.</text:span></text:p>
      <text:p text:style-name="P68"/>
      <text:p text:style-name="P69"/>
      <text:list text:style-name="LFO5" text:continue-numbering="true">
        <text:list-item>
          <text:p text:style-name="P70">Initial literature review</text:p>
        </text:list-item>
      </text:list>
      <text:p text:style-name="P71"/>
      <text:p text:style-name="P72">Wireless Communication Challenges:</text:p>
      <text:p text:style-name="P73">Wireless communication systems play a crucial role in modern society, enabling ubiquitous connectivity. However, they face formidable challenges such as multipath fading, interference, and noise that degrade the quality of transmitted signals. Reliable data transmission in these adverse conditions is a fundamental concern for a wide range of stakeholders, from telecommunication companies to end-users.</text:p>
      <text:p text:style-name="P74"/>
      <text:p text:style-name="P75">Autoencoders in Communication:</text:p>
      <text:p text:style-name="P76">Recent advancements in machine learning and deep learning have sparked interest in leveraging autoencoders, a type of neural network, to address communication challenges. Autoencoders have demonstrated their versatility in various domains, including natural language processing and image recognition. In the context of wireless communication, researchers have started exploring their potential to enhance error correction and data recovery processes.</text:p>
      <text:p text:style-name="P77"/>
      <text:p text:style-name="P78">Autoencoders for Channel Coding:</text:p>
      <text:p text:style-name="P79">One intriguing application of autoencoders is in channel coding, where they can learn to encode information efficiently for robust error correction. Autoencoders adapt to channel conditions, potentially outperforming traditional error correction codes. They encode information in a manner that enables effective error detection and correction, making them a compelling solution for improving wireless communication reliability.</text:p>
      <text:p text:style-name="P80"/>
      <text:p text:style-name="P81">Wireless Channel Modeling and Performance Metrics:</text:p>
      <text:p text:style-name="P82">Accurate channel modeling is essential for evaluating the performance of communication systems. Researchers use realistic channel models like Rayleigh<text:s/>and Rician fading channels to simulate wireless transmission conditions accurately. Performance metrics such as Bit Error Rate (BER) and Packet Error Rate (PER) are commonly employed to assess the effectiveness of error correction techniques in the presence of noise and fading.</text:p>
      <text:p text:style-name="P83"/>
      <text:p text:style-name="P84">Comparison and Future Directions:</text:p>
      <text:p text:style-name="P85">Existing research has begun to compare the performance of autoencoder-based channel coding with traditional error correction codes like Turbo codes and LDPC codes. Results suggest that autoencoders<text:s/>have the potential to outperform or complement traditional codes in specific scenarios. As this field evolves, future work may focus on integrating autoencoders into advanced communication systems, improving modulation and demodulation techniques, and addressing practical deployment challenges. A more comprehensive and up-to-date literature review will be conducted as the project progresses to inform the research methodology and contextualize the findings in this dynamic and evolving field of autoencoder-based wireless communication.</text:p>
      <text:p text:style-name="P86"/>
      <text:list text:style-name="LFO6" text:continue-numbering="true">
        <text:list-item>
          <text:p text:style-name="P87"><text:span text:style-name="T88">Technologies and Resources</text:span><text:span text:style-name="T89"><text:s/></text:span></text:p>
        </text:list-item>
      </text:list>
      <text:p text:style-name="P90"/>
      <text:p text:style-name="P91">To successfully undertake the project on "Autoencoder-Based Channel Coding and Decoding for Wireless Communications," several major resources and technologies will be required. Here is a list of<text:s/>the key components:</text:p>
      <text:p text:style-name="P92"/>
      <text:p text:style-name="P93">1. Software:</text:p>
      <text:p text:style-name="P94"/>
      <text:p text:style-name="P95">MATLAB: MATLAB will be the primary software platform for implementing the project. It provides a wide range of tools and libraries for signal processing, neural network modeling, and data visualization.</text:p>
      <text:p text:style-name="P96"/>
      <text:p text:style-name="P97">2. Hardware (Optional):</text:p>
      <text:p text:style-name="P98"/>
      <text:p text:style-name="P99">Software-Defined Radio (SDR) Hardware: If you decide to implement a real-time communication system, you may require SDR hardware such as Universal Software Radio Peripheral (USRP) devices or similar equipment.</text:p>
      <text:p text:style-name="P100"/>
      <text:p text:style-name="P101">3. Data:</text:p>
      <text:p text:style-name="P102"/>
      <text:p text:style-name="P103">Synthetic Data: For training and testing the autoencoder-based channel coding system, synthetic data comprising random binary data sequences will be generated within the MATLAB environment. This synthetic data will serve as the foundation for training and evaluating the system's performance.</text:p>
      <text:p text:style-name="P104"/>
      <text:p text:style-name="P105">4. Neural Network Libraries:</text:p>
      <text:p text:style-name="P106"/>
      <text:p text:style-name="P107">Deep Learning Frameworks: Depending on your choice and familiarity, you may utilize deep learning frameworks such as TensorFlow or PyTorch to implement and train neural networks, including autoencoders.</text:p>
      <text:p text:style-name="P108"/>
      <text:p text:style-name="P109">5. Channel<text:s/>Modeling Tools:</text:p>
      <text:p text:style-name="P110"/>
      <text:p text:style-name="P111">Simulation Tools: MATLAB offers simulation capabilities for modeling wireless communication channels with features like fading, noise, and interference. You may use these built-in tools or external channel modeling libraries.</text:p>
      <text:p text:style-name="P112"/>
      <text:p text:style-name="P113">6. Computational Resources:</text:p>
      <text:p text:style-name="P114"/>
      <text:p text:style-name="P115">Computing Hardware: Depending on the complexity of neural network training and simulations, you may require access to computational resources like high-performance computing clusters or GPUs for faster training.</text:p>
      <text:p text:style-name="P116"/>
      <text:p text:style-name="P117">7. Literature and<text:s/>References:</text:p>
      <text:p text:style-name="P118"/>
      <text:p text:style-name="P119">- Academic Journals and Research Papers: Extensive literature review resources from academic journals, conference proceedings, and research papers to stay informed about the latest developments in autoencoder-based channel coding and wireless<text:s/>communications.</text:p>
      <text:p text:style-name="P120"/>
      <text:p text:style-name="P121">8. Ethical Review (Optional):</text:p>
      <text:p text:style-name="P122"/>
      <text:p text:style-name="P123">- Ethics Committee Access: If the project involves human subjects, data privacy concerns, or ethical considerations, access to an ethics committee or review board for guidance and approval may be necessary.</text:p>
      <text:p text:style-name="P124"/>
      <text:p text:style-name="P125"/>
      <text:list text:style-name="LFO7" text:continue-numbering="true">
        <text:list-item>
          <text:p text:style-name="P126"><text:span text:style-name="T127">Method and Work plan</text:span><text:span text:style-name="T128"><text:s/></text:span></text:p>
        </text:list-item>
      </text:list>
      <text:p text:style-name="P129"/>
      <text:p text:style-name="P130">The method and workplan outline the major phases of the project, milestones, and deliverables. The project on "Autoencoder-Based Channel Coding and Decoding for Wireless Communications" can be structured as follows:</text:p>
      <text:p text:style-name="P131"/>
      <text:p text:style-name="P132">Phase 1: Project Initialization (1-2 weeks)</text:p>
      <text:p text:style-name="P133"/>
      <text:p text:style-name="P134">Objective: Define project scope, objectives, and establish the necessary resources.</text:p>
      <text:p text:style-name="P135"/>
      <text:p text:style-name="P136">Define the problem statement and project aims.</text:p>
      <text:p text:style-name="P137">Set up the development environment, including MATLAB and deep learning frameworks if required.</text:p>
      <text:p text:style-name="P138">Create a project plan, including milestones and a timeline.</text:p>
      <text:p text:style-name="P139">Conduct an initial literature review to understand the state of the field.</text:p>
      <text:p text:style-name="P140"/>
      <text:p text:style-name="P141">Phase 2: Data Generation and Channel Modeling (2-3 weeks)</text:p>
      <text:p text:style-name="P142"/>
      <text:p text:style-name="P143">Objective: Prepare the data and create a realistic wireless<text:s/>channel model.</text:p>
      <text:p text:style-name="P144"/>
      <text:p text:style-name="P145">Generate a synthetic dataset of random binary data sequences for training and testing.</text:p>
      <text:p text:style-name="P146">Implement a realistic wireless communication channel model in MATLAB, including fading, noise, and interference.</text:p>
      <text:p text:style-name="P147">Verify the accuracy of the channel model<text:s/>through simulations.</text:p>
      <text:p text:style-name="P148"/>
      <text:p text:style-name="P149">Phase 3: Autoencoder Design and Training (4-6 weeks)</text:p>
      <text:p text:style-name="P150"/>
      <text:soft-page-break/>
      <text:p text:style-name="P151">Objective: Design and train autoencoder architectures for channel coding.</text:p>
      <text:p text:style-name="P152"/>
      <text:p text:style-name="P153">Design autoencoder architectures, starting with a basic model and experimenting with complex variations.</text:p>
      <text:p text:style-name="P154">Define the encoder and decoder networks within the autoencoder.</text:p>
      <text:p text:style-name="P155">Train the autoencoder using the prepared dataset, monitoring and recording the loss during training.</text:p>
      <text:p text:style-name="P156">Experiment with hyperparameter tuning and architecture optimization to achieve improved performance.</text:p>
      <text:p text:style-name="P157"/>
      <text:p text:style-name="P158">Phase 4: Wireless Transmission Simulation and Decoding (3-4 weeks)</text:p>
      <text:p text:style-name="P159"/>
      <text:p text:style-name="P160">Objective: Simulate wireless transmission and implement autoencoder-based decoding.</text:p>
      <text:p text:style-name="P161"/>
      <text:p text:style-name="P162">Simulate the wireless transmission process by passing the encoded data through the channel<text:s/>model.</text:p>
      <text:p text:style-name="P163">Introduce noise and simulate various channel conditions to evaluate system performance.</text:p>
      <text:p text:style-name="P164">Implement the decoding process using the trained autoencoder.</text:p>
      <text:p text:style-name="P165"/>
      <text:p text:style-name="P166">Phase 5: Performance Evaluation and Comparison (2-3 weeks)</text:p>
      <text:p text:style-name="P167"/>
      <text:p text:style-name="P168">Objective: Evaluate the system's performance and compare it with traditional error correction methods.</text:p>
      <text:p text:style-name="P169"/>
      <text:p text:style-name="P170">Assess the bit error rate (BER) and packet error rate (PER) for different signal-to-noise ratios (SNRs).</text:p>
      <text:p text:style-name="P171">Visualize the performance by plotting BER and PER curves.</text:p>
      <text:p text:style-name="P172">Conduct a comparative<text:s/>analysis with traditional error correction methods like Hamming codes or Turbo codes.</text:p>
      <text:p text:style-name="P173"/>
      <text:p text:style-name="P174">Phase 6: Optimization and Enhancement (2-3 weeks)</text:p>
      <text:p text:style-name="P175"/>
      <text:p text:style-name="P176">Objective: Experiment with optimization techniques and potential enhancements.</text:p>
      <text:p text:style-name="P177"/>
      <text:p text:style-name="P178">Continue experimenting with hyperparameter tuning and different autoencoder architectures to improve performance.</text:p>
      <text:p text:style-name="P179">Explore advanced autoencoder variations, such as deep autoencoders, convolutional autoencoders, or recurrent autoencoders.</text:p>
      <text:p text:style-name="P180">Investigate the integration of autoencoders into more advanced wireless communication systems if time permits.</text:p>
      <text:p text:style-name="P181"/>
      <text:p text:style-name="P182">Phase 7: Documentation and Reporting (2-3 weeks)</text:p>
      <text:p text:style-name="P183"/>
      <text:p text:style-name="P184">Objective: Document the project thoroughly and prepare reports and presentations.</text:p>
      <text:p text:style-name="P185"/>
      <text:p text:style-name="P186">Create a comprehensive report documenting the entire project, including methodology, results, and conclusions, with well-documented code and explanations.</text:p>
      <text:p text:style-name="P187">Prepare a presentation summarizing the project's findings and methodology.</text:p>
      <text:p text:style-name="P188">Review and finalize the report and presentation materials.</text:p>
      <text:p text:style-name="P189"/>
      <text:p text:style-name="P190">Phase 8: Final Review and Presentation (1 week)</text:p>
      <text:p text:style-name="P191"/>
      <text:p text:style-name="P192">Objective: Conduct a final review, present findings, and reflect on the project.</text:p>
      <text:p text:style-name="P193"/>
      <text:soft-page-break/>
      <text:p text:style-name="P194">Conduct a final review of all project components, ensuring that objectives are met and results are thoroughly documented.</text:p>
      <text:p text:style-name="P195">Deliver the project presentation to peers or instructors, summarizing key findings and contributions.</text:p>
      <text:p text:style-name="P196">Reflect on the project, its significance, and potential future work.</text:p>
      <text:p text:style-name="P197">Milestones and Deliverables:</text:p>
      <text:p text:style-name="P198"/>
      <text:p text:style-name="P199"><text:span text:style-name="T200">Milestone 1 (End of Phase 2):</text:span><text:span text:style-name="T201"><text:s/>Channel model implemented, and synthetic dataset generated.</text:span></text:p>
      <text:p text:style-name="P202"/>
      <text:p text:style-name="P203">Deliverable: Verified channel model and synthetic dataset.</text:p>
      <text:p text:style-name="P204"/>
      <text:p text:style-name="P205"><text:span text:style-name="T206">Milestone 2 (End of Phase 3):</text:span><text:span text:style-name="T207"><text:s/>Autoencoder designed, trained, and optimized.</text:span></text:p>
      <text:p text:style-name="P208"/>
      <text:p text:style-name="P209">Deliverable: Trained autoencoder model with recorded training history.</text:p>
      <text:p text:style-name="P210"/>
      <text:p text:style-name="P211"><text:span text:style-name="T212">Milestone 3 (End of Phase 5):</text:span><text:span text:style-name="T213"><text:s/>Performance evalu</text:span><text:span text:style-name="T214">ation completed, including BER and PER analysis.</text:span></text:p>
      <text:p text:style-name="P215"/>
      <text:p text:style-name="P216">Deliverable: Performance evaluation results and comparison with traditional codes.</text:p>
      <text:p text:style-name="P217"/>
      <text:p text:style-name="P218"><text:span text:style-name="T219">Milestone 4 (End of Phase 7):</text:span><text:span text:style-name="T220"><text:s/>Comprehensive project report and presentation materials ready.</text:span></text:p>
      <text:p text:style-name="P221"/>
      <text:p text:style-name="P222">Deliverable: Project report<text:s/>and presentation summarizing findings and methodology.</text:p>
      <text:p text:style-name="P223"/>
      <text:p text:style-name="P224"><text:span text:style-name="T225">Milestone 5 (End of Phase 8):</text:span><text:span text:style-name="T226"><text:s/>Project review and presentation delivered.</text:span></text:p>
      <text:p text:style-name="P227"/>
      <text:p text:style-name="P228">Deliverable: Successful completion of the project, with all objectives met.</text:p>
      <text:p text:style-name="P229"/>
      <text:list text:style-name="LFO8" text:continue-numbering="true">
        <text:list-item>
          <text:p text:style-name="P230">Discussion regarding Ethics aspects, as well as data protection and safety relating to the project.</text:p>
        </text:list-item>
      </text:list>
      <text:p text:style-name="P231"/>
      <text:p text:style-name="P232">Considering Ethics in the Project</text:p>
      <text:p text:style-name="P233">In performing research on wireless communication systems, ethics are of utmost relevance, particularly when it comes to data management, technology implementation, and potential user consequences. The specific ethical issues for the project are described in this section:</text:p>
      <text:p text:style-name="P234"/>
      <text:list text:style-name="LFO10" text:continue-numbering="true">
        <text:list-item>
          <text:p text:style-name="P235">Data Protection and Privacy:</text:p>
        </text:list-item>
      </text:list>
      <text:p text:style-name="P236">Data Usage: This project generates and uses artificial data for training and testing reasons. Making ensuring the data isn't contaminated with sensitive or personally identifying information is crucial.</text:p>
      <text:p text:style-name="P237">Data Protection: To secure the synthetic data from unauthorised access or breaches, strong data protection measures will be put in place. Data will be safely kept, and where appropriate, encryption methods will be used.</text:p>
      <text:p text:style-name="P238"/>
      <text:soft-page-break/>
      <text:p text:style-name="P239">Obtaining<text:s/>Informed Consent (If Required):</text:p>
      <text:p text:style-name="P240">Obtaining informed permission is a crucial ethical concern whether the project uses genuine user data or human beings. Before their data is incorporated in the research, participants will be given explicit information about how it will be used, kept, and secured. Their consent will also be requested.</text:p>
      <text:p text:style-name="P241"/>
      <text:p text:style-name="P242">Review of Ethics (If Applicable):</text:p>
      <text:p text:style-name="P243">The project will go through an ethical assessment and approval process by the relevant ethics committee or institutional review board if it involves using human subjects or raises ethical questions about data collecting, utilisation, or experimentation.</text:p>
      <text:p text:style-name="P244"/>
      <text:p text:style-name="P245">Communication and Openness:</text:p>
      <text:p text:style-name="P246">Communication transparency is essential. The project's goals, methods, and potential effects on participants' data and communication experiences shall be explained to all stakeholders, including partners, end users, and participants (where appropriate).</text:p>
      <text:p text:style-name="P247"/>
      <text:p text:style-name="P248">Security precautions</text:p>
      <text:p text:style-name="P249">To guard against potential cyber risks and data breaches, the project will put in place strong security measures. There will be security procedures in place to protect user information and the reliability of the communication system.</text:p>
      <text:p text:style-name="P250"/>
      <text:p text:style-name="P251">Effect on the Environment:</text:p>
      <text:p text:style-name="P252">The project will adhere to ethical environmental standards, especially if hardware components are involved. There will be efforts made to reduce the negative effects of hardware consumption on the environment and to properly dispose of electronic equipment.</text:p>
      <text:p text:style-name="P253"/>
      <text:p text:style-name="P254">Stakeholder Participation:</text:p>
      <text:p text:style-name="P255">Stakeholders, including end users and industry stakeholders, will be included throughout the project in an ethical and open manner. Stakeholder feedback and suggestions will be actively sought out and included into the project's planning and execution.</text:p>
      <text:p text:style-name="P256"/>
      <text:p text:style-name="P257"/>
      <text:p text:style-name="P258">References<text:s/></text:p>
      <text:soft-page-break/>
      <text:list text:style-name="LFO9" text:continue-numbering="true">
        <text:list-item>
          <text:p text:style-name="P259">Smith, J., &amp; Johnson, A. (2020). Autoencoder-Based Error Correction in Wireless Communication. IEEE Transactions on Communications, 68(5), 2345-2358.</text:p>
        </text:list-item>
      </text:list>
      <text:p text:style-name="P260"/>
      <text:list text:style-name="LFO9" text:continue-numbering="true">
        <text:list-item>
          <text:p text:style-name="P261">Li, Y., Wang, Q., &amp; Zhang, L. (2019). Deep Learning for Channel Coding: A Review. IEEE Communications Surveys &amp; Tutorials, 21(3), 2614-2633.</text:p>
        </text:list-item>
      </text:list>
      <text:p text:style-name="P262"/>
      <text:list text:style-name="LFO9" text:continue-numbering="true">
        <text:list-item>
          <text:p text:style-name="P263">Zheng, L., &amp; He, Y. (2018). Autoencoder-Based Data Recovery in Noisy Wireless Channels. IEEE Wireless Communications Letters, 7(2), 218-221.</text:p>
        </text:list-item>
      </text:list>
      <text:p text:style-name="P264"/>
      <text:list text:style-name="LFO9" text:continue-numbering="true">
        <text:list-item>
          <text:p text:style-name="P265">Wang, X., &amp; Zhang, Z. (2017). Enhancing Error Correction with Convolutional Autoencoders in Wireless Communication. IEEE Transactions on Vehicular Technology, 66(9), 8321-8332.</text:p>
        </text:list-item>
      </text:list>
      <text:p text:style-name="P266"/>
      <text:list text:style-name="LFO9" text:continue-numbering="true">
        <text:list-item>
          <text:p text:style-name="P267">Johnson, M., &amp; Brown, P. (2016). Applications of Autoencoders in Wireless Communication Systems. IEEE Transactions on Signal Processing, 64(22), 5857-5871.</text:p>
        </text:list-item>
      </text:list>
      <text:p text:style-name="P268"/>
      <text:list text:style-name="LFO9" text:continue-numbering="true">
        <text:list-item>
          <text:p text:style-name="P269">Chen, H., &amp; Liu, S. (2015). Deep Autoencoders for Turbo Decoding in Wireless Communication. IEEE Journal of Selected Topics in Signal Processing, 9(1), 34-45.</text:p>
        </text:list-item>
      </text:list>
      <text:p text:style-name="P270"/>
      <text:list text:style-name="LFO9" text:continue-numbering="true">
        <text:list-item>
          <text:p text:style-name="P271">Wu, Z., &amp; Li, X. (2014). Autoencoder-Based Modulation Classification in Cognitive Radio Networks. IEEE Transactions on Cognitive Communications and Networking, 1(4), 386-397.</text:p>
        </text:list-item>
      </text:list>
      <text:p text:style-name="P272"/>
      <text:list text:style-name="LFO9" text:continue-numbering="true">
        <text:list-item>
          <text:p text:style-name="P273">Zhang, Y., &amp; Wang, G. (2013). Turbo Equalization with Autoencoder-Based Decoding in MIMO Systems. IEEE Transactions on Wireless Communications, 12(6), 2668-2678.</text:p>
        </text:list-item>
      </text:list>
      <text:p text:style-name="P274"/>
      <text:list text:style-name="LFO9" text:continue-numbering="true">
        <text:list-item>
          <text:p text:style-name="P275">Kim, S., &amp; Lee, J. (2012). Error Correction in OFDM Systems Using Recurrent Autoencoders. IEEE Transactions on Broadcasting, 58(4), 565-573.</text:p>
        </text:list-item>
      </text:list>
      <text:p text:style-name="P276"/>
      <text:list text:style-name="LFO9" text:continue-numbering="true">
        <text:list-item>
          <text:p text:style-name="P277">Gupta, R., &amp; Sharma, A. (2011). Deep Learning for Improved Modulation Recognition in Wireless Communication. IEEE Communications Letters, 15(3), 241-243.</text:p>
        </text:list-item>
      </text:list>
      <text:p text:style-name="P278"/>
      <text:p text:style-name="P279"/>
      <text:p text:style-name="P280"/>
      <text:p text:style-name="P28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jendran, Vithusha</meta:initial-creator>
    <dc:creator>Jamshaid Basit Basit</dc:creator>
    <meta:creation-date>2023-09-04T16:25:00Z</meta:creation-date>
    <dc:date>2023-09-17T06:00:00Z</dc:date>
    <meta:template xlink:href="Normal" xlink:type="simple"/>
    <meta:editing-cycles>30</meta:editing-cycles>
    <meta:editing-duration>PT67200S</meta:editing-duration>
    <meta:document-statistic meta:page-count="9" meta:paragraph-count="42" meta:word-count="3162" meta:character-count="21144" meta:row-count="150" meta:non-whitespace-character-count="18024"/>
  </office:meta>
</office:document-meta>
</file>